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C38DE7B14AC1942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684cm" fo:min-width="4.606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218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218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218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356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5cm" fo:min-width="3.527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4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41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3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365cm" fo:min-width="1.187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15cm" fo:min-width="4.067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3cm" fo:min-width="3.166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5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5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5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6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6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6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0.96cm" svg:y="0.86cm">
          <draw:image xlink:href="Pictures/1000000000002492000019DFC38DE7B14AC19421.jpg" xlink:type="simple" xlink:show="embed" xlink:actuate="onLoad">
            <text:p/>
          </draw:image>
        </draw:frame>
        <draw:g>
          <draw:line draw:style-name="gr2" draw:text-style-name="P1" draw:layer="Details" svg:x1="15.57cm" svg:y1="12.962cm" svg:x2="15.57cm" svg:y2="14.14cm">
            <text:p/>
          </draw:line>
          <draw:line draw:style-name="gr2" draw:text-style-name="P1" draw:layer="Details" svg:x1="15.72cm" svg:y1="12.962cm" svg:x2="15.57cm" svg:y2="12.962cm">
            <text:p/>
          </draw:line>
          <draw:line draw:style-name="gr2" draw:text-style-name="P1" draw:layer="Details" svg:x1="15.72cm" svg:y1="12.962cm" svg:x2="15.72cm" svg:y2="14.14cm">
            <text:p/>
          </draw:line>
          <draw:line draw:style-name="gr2" draw:text-style-name="P1" draw:layer="Details" svg:x1="15.72cm" svg:y1="14.14cm" svg:x2="15.57cm" svg:y2="14.14cm">
            <text:p/>
          </draw:line>
          <draw:line draw:style-name="gr2" draw:text-style-name="P1" draw:layer="Details" svg:x1="14.92cm" svg:y1="12.604cm" svg:x2="14.92cm" svg:y2="14.55cm">
            <text:p/>
          </draw:line>
          <draw:line draw:style-name="gr2" draw:text-style-name="P1" draw:layer="Details" svg:x1="15.72cm" svg:y1="12.962cm" svg:x2="16.37cm" svg:y2="12.962cm">
            <text:p/>
          </draw:line>
          <draw:line draw:style-name="gr2" draw:text-style-name="P1" draw:layer="Details" svg:x1="16.37cm" svg:y1="12.45cm" svg:x2="16.37cm" svg:y2="14.294cm">
            <text:p/>
          </draw:line>
          <draw:line draw:style-name="gr2" draw:text-style-name="P1" draw:layer="Details" svg:x1="15.72cm" svg:y1="13.13cm" svg:x2="16.37cm" svg:y2="13.13cm">
            <text:p/>
          </draw:line>
          <draw:line draw:style-name="gr2" draw:text-style-name="P1" draw:layer="Details" svg:x1="15.72cm" svg:y1="13.299cm" svg:x2="16.37cm" svg:y2="13.299cm">
            <text:p/>
          </draw:line>
          <draw:line draw:style-name="gr2" draw:text-style-name="P1" draw:layer="Details" svg:x1="15.72cm" svg:y1="13.467cm" svg:x2="16.37cm" svg:y2="13.467cm">
            <text:p/>
          </draw:line>
          <draw:line draw:style-name="gr2" draw:text-style-name="P1" draw:layer="Details" svg:x1="15.72cm" svg:y1="13.635cm" svg:x2="16.37cm" svg:y2="13.635cm">
            <text:p/>
          </draw:line>
          <draw:line draw:style-name="gr2" draw:text-style-name="P1" draw:layer="Details" svg:x1="15.72cm" svg:y1="13.803cm" svg:x2="16.37cm" svg:y2="13.803cm">
            <text:p/>
          </draw:line>
          <draw:line draw:style-name="gr2" draw:text-style-name="P1" draw:layer="Details" svg:x1="15.72cm" svg:y1="13.972cm" svg:x2="16.37cm" svg:y2="13.972cm">
            <text:p/>
          </draw:line>
          <draw:line draw:style-name="gr2" draw:text-style-name="P1" draw:layer="Details" svg:x1="15.72cm" svg:y1="14.14cm" svg:x2="16.37cm" svg:y2="14.14cm">
            <text:p/>
          </draw:line>
          <draw:line draw:style-name="gr2" draw:text-style-name="P1" draw:layer="Details" svg:x1="14.92cm" svg:y1="12.962cm" svg:x2="15.57cm" svg:y2="12.962cm">
            <text:p/>
          </draw:line>
          <draw:line draw:style-name="gr2" draw:text-style-name="P1" draw:layer="Details" svg:x1="14.92cm" svg:y1="13.13cm" svg:x2="15.57cm" svg:y2="13.13cm">
            <text:p/>
          </draw:line>
          <draw:line draw:style-name="gr2" draw:text-style-name="P1" draw:layer="Details" svg:x1="14.92cm" svg:y1="13.299cm" svg:x2="15.57cm" svg:y2="13.299cm">
            <text:p/>
          </draw:line>
          <draw:line draw:style-name="gr2" draw:text-style-name="P1" draw:layer="Details" svg:x1="14.92cm" svg:y1="13.467cm" svg:x2="15.57cm" svg:y2="13.467cm">
            <text:p/>
          </draw:line>
          <draw:line draw:style-name="gr2" draw:text-style-name="P1" draw:layer="Details" svg:x1="14.92cm" svg:y1="13.635cm" svg:x2="15.57cm" svg:y2="13.635cm">
            <text:p/>
          </draw:line>
          <draw:line draw:style-name="gr2" draw:text-style-name="P1" draw:layer="Details" svg:x1="14.92cm" svg:y1="13.803cm" svg:x2="15.57cm" svg:y2="13.803cm">
            <text:p/>
          </draw:line>
          <draw:line draw:style-name="gr2" draw:text-style-name="P1" draw:layer="Details" svg:x1="14.92cm" svg:y1="13.972cm" svg:x2="15.57cm" svg:y2="13.972cm">
            <text:p/>
          </draw:line>
          <draw:line draw:style-name="gr2" draw:text-style-name="P1" draw:layer="Details" svg:x1="14.92cm" svg:y1="14.14cm" svg:x2="15.57cm" svg:y2="14.14cm">
            <text:p/>
          </draw:line>
          <draw:g>
            <draw:line draw:style-name="gr2" draw:text-style-name="P1" draw:layer="Details" svg:x1="15.22cm" svg:y1="13.987cm" svg:x2="15.27cm" svg:y2="14.089cm">
              <text:p/>
            </draw:line>
            <draw:line draw:style-name="gr2" draw:text-style-name="P1" draw:layer="Details" svg:x1="15.27cm" svg:y1="13.833cm" svg:x2="15.27cm" svg:y2="14.089cm">
              <text:p/>
            </draw:line>
            <draw:line draw:style-name="gr2" draw:text-style-name="P1" draw:layer="Details" svg:x1="15.32cm" svg:y1="13.987cm" svg:x2="15.27cm" svg:y2="14.089cm">
              <text:p/>
            </draw:line>
          </draw:g>
          <draw:g>
            <draw:line draw:style-name="gr2" draw:text-style-name="P1" draw:layer="Details" svg:x1="16.07cm" svg:y1="13.115cm" svg:x2="16.02cm" svg:y2="13.013cm">
              <text:p/>
            </draw:line>
            <draw:line draw:style-name="gr2" draw:text-style-name="P1" draw:layer="Details" svg:x1="16.02cm" svg:y1="13.269cm" svg:x2="16.02cm" svg:y2="13.013cm">
              <text:p/>
            </draw:line>
            <draw:line draw:style-name="gr2" draw:text-style-name="P1" draw:layer="Details" svg:x1="15.97cm" svg:y1="13.115cm" svg:x2="16.02cm" svg:y2="13.013cm">
              <text:p/>
            </draw:line>
          </draw:g>
        </draw:g>
        <draw:g>
          <draw:line draw:style-name="gr2" draw:text-style-name="P1" draw:layer="Details" svg:x1="16.72cm" svg:y1="13.3cm" svg:x2="17.67cm" svg:y2="13.3cm">
            <text:p/>
          </draw:line>
          <draw:line draw:style-name="gr2" draw:text-style-name="P1" draw:layer="Details" svg:x1="16.72cm" svg:y1="12.25cm" svg:x2="17.67cm" svg:y2="13.3cm">
            <text:p/>
          </draw:line>
          <draw:line draw:style-name="gr2" draw:text-style-name="P1" draw:layer="Details" svg:x1="16.72cm" svg:y1="12.25cm" svg:x2="16.72cm" svg:y2="13.3cm">
            <text:p/>
          </draw:line>
          <draw:line draw:style-name="gr2" draw:text-style-name="P1" draw:layer="Details" svg:x1="17.67cm" svg:y1="12.25cm" svg:x2="16.72cm" svg:y2="13.3cm">
            <text:p/>
          </draw:line>
          <draw:line draw:style-name="gr2" draw:text-style-name="P1" draw:layer="Details" svg:x1="17.67cm" svg:y1="12.25cm" svg:x2="17.67cm" svg:y2="13.3cm">
            <text:p/>
          </draw:line>
          <draw:line draw:style-name="gr2" draw:text-style-name="P1" draw:layer="Details" svg:x1="16.72cm" svg:y1="12.25cm" svg:x2="17.67cm" svg:y2="12.25cm">
            <text:p/>
          </draw:line>
        </draw:g>
        <draw:g>
          <draw:line draw:style-name="gr2" draw:text-style-name="P1" draw:layer="Details" svg:x1="32.45cm" svg:y1="24.375cm" svg:x2="35.55cm" svg:y2="24.375cm">
            <text:p/>
          </draw:line>
          <draw:line draw:style-name="gr2" draw:text-style-name="P1" draw:layer="Details" svg:x1="32.85cm" svg:y1="24.375cm" svg:x2="32.85cm" svg:y2="25.07cm">
            <text:p/>
          </draw:line>
          <draw:line draw:style-name="gr2" draw:text-style-name="P1" draw:layer="Details" svg:x1="32.35cm" svg:y1="25.07cm" svg:x2="35.65cm" svg:y2="25.07cm">
            <text:p/>
          </draw:line>
          <draw:line draw:style-name="gr2" draw:text-style-name="P1" draw:layer="Details" svg:x1="33.014cm" svg:y1="24.375cm" svg:x2="33.014cm" svg:y2="25.07cm">
            <text:p/>
          </draw:line>
          <draw:line draw:style-name="gr2" draw:text-style-name="P1" draw:layer="Details" svg:x1="33.179cm" svg:y1="24.375cm" svg:x2="33.179cm" svg:y2="25.07cm">
            <text:p/>
          </draw:line>
          <draw:line draw:style-name="gr2" draw:text-style-name="P1" draw:layer="Details" svg:x1="33.343cm" svg:y1="24.375cm" svg:x2="33.343cm" svg:y2="25.07cm">
            <text:p/>
          </draw:line>
          <draw:line draw:style-name="gr2" draw:text-style-name="P1" draw:layer="Details" svg:x1="33.507cm" svg:y1="24.375cm" svg:x2="33.507cm" svg:y2="25.07cm">
            <text:p/>
          </draw:line>
          <draw:line draw:style-name="gr2" draw:text-style-name="P1" draw:layer="Details" svg:x1="33.671cm" svg:y1="24.375cm" svg:x2="33.671cm" svg:y2="25.07cm">
            <text:p/>
          </draw:line>
          <draw:line draw:style-name="gr2" draw:text-style-name="P1" draw:layer="Details" svg:x1="33.836cm" svg:y1="24.375cm" svg:x2="33.836cm" svg:y2="25.07cm">
            <text:p/>
          </draw:line>
          <draw:g>
            <draw:line draw:style-name="gr2" draw:text-style-name="P1" draw:layer="Details" svg:x1="32.55cm" svg:y1="24.749cm" svg:x2="32.45cm" svg:y2="24.696cm">
              <text:p/>
            </draw:line>
            <draw:line draw:style-name="gr2" draw:text-style-name="P1" draw:layer="Details" svg:x1="32.7cm" svg:y1="24.696cm" svg:x2="32.45cm" svg:y2="24.696cm">
              <text:p/>
            </draw:line>
            <draw:line draw:style-name="gr2" draw:text-style-name="P1" draw:layer="Details" svg:x1="32.55cm" svg:y1="24.642cm" svg:x2="32.45cm" svg:y2="24.695cm">
              <text:p/>
            </draw:line>
          </draw:g>
          <draw:g>
            <draw:line draw:style-name="gr2" draw:text-style-name="P1" draw:layer="Details" svg:x1="34.25cm" svg:y1="24.749cm" svg:x2="34.15cm" svg:y2="24.696cm">
              <text:p/>
            </draw:line>
            <draw:line draw:style-name="gr2" draw:text-style-name="P1" draw:layer="Details" svg:x1="34.4cm" svg:y1="24.696cm" svg:x2="34.15cm" svg:y2="24.696cm">
              <text:p/>
            </draw:line>
            <draw:line draw:style-name="gr2" draw:text-style-name="P1" draw:layer="Details" svg:x1="34.25cm" svg:y1="24.642cm" svg:x2="34.15cm" svg:y2="24.695cm">
              <text:p/>
            </draw:line>
          </draw:g>
          <draw:line draw:style-name="gr2" draw:text-style-name="P1" draw:layer="Details" svg:x1="32.522cm" svg:y1="24.375cm" svg:x2="32.522cm" svg:y2="25.07cm">
            <text:p/>
          </draw:line>
          <draw:line draw:style-name="gr2" draw:text-style-name="P1" draw:layer="Details" svg:x1="32.687cm" svg:y1="24.375cm" svg:x2="32.687cm" svg:y2="25.07cm">
            <text:p/>
          </draw:line>
          <draw:line draw:style-name="gr2" draw:text-style-name="P1" draw:layer="Details" svg:x1="34.328cm" svg:y1="24.375cm" svg:x2="34.328cm" svg:y2="25.07cm">
            <text:p/>
          </draw:line>
          <draw:line draw:style-name="gr2" draw:text-style-name="P1" draw:layer="Details" svg:x1="34.492cm" svg:y1="24.375cm" svg:x2="34.492cm" svg:y2="25.07cm">
            <text:p/>
          </draw:line>
          <draw:line draw:style-name="gr2" draw:text-style-name="P1" draw:layer="Details" svg:x1="34.657cm" svg:y1="24.375cm" svg:x2="34.657cm" svg:y2="25.07cm">
            <text:p/>
          </draw:line>
          <draw:line draw:style-name="gr2" draw:text-style-name="P1" draw:layer="Details" svg:x1="34.821cm" svg:y1="24.375cm" svg:x2="34.821cm" svg:y2="25.07cm">
            <text:p/>
          </draw:line>
          <draw:line draw:style-name="gr2" draw:text-style-name="P1" draw:layer="Details" svg:x1="34.985cm" svg:y1="24.375cm" svg:x2="34.985cm" svg:y2="25.07cm">
            <text:p/>
          </draw:line>
          <draw:line draw:style-name="gr2" draw:text-style-name="P1" draw:layer="Details" svg:x1="35.149cm" svg:y1="24.375cm" svg:x2="35.149cm" svg:y2="25.07cm">
            <text:p/>
          </draw:line>
          <draw:line draw:style-name="gr2" draw:text-style-name="P1" draw:layer="Details" svg:x1="35.314cm" svg:y1="24.375cm" svg:x2="35.314cm" svg:y2="25.07cm">
            <text:p/>
          </draw:line>
          <draw:line draw:style-name="gr2" draw:text-style-name="P1" draw:layer="Details" svg:x1="34.165cm" svg:y1="24.375cm" svg:x2="34.165cm" svg:y2="25.07cm">
            <text:p/>
          </draw:line>
          <draw:line draw:style-name="gr2" draw:text-style-name="P1" draw:layer="Details" svg:x1="35.55cm" svg:y1="24.215cm" svg:x2="32.45cm" svg:y2="24.215cm">
            <text:p/>
          </draw:line>
          <draw:line draw:style-name="gr2" draw:text-style-name="P1" draw:layer="Details" svg:x1="35.15cm" svg:y1="24.215cm" svg:x2="35.15cm" svg:y2="23.52cm">
            <text:p/>
          </draw:line>
          <draw:line draw:style-name="gr2" draw:text-style-name="P1" draw:layer="Details" svg:x1="35.65cm" svg:y1="23.52cm" svg:x2="32.35cm" svg:y2="23.52cm">
            <text:p/>
          </draw:line>
          <draw:line draw:style-name="gr2" draw:text-style-name="P1" draw:layer="Details" svg:x1="34.986cm" svg:y1="24.215cm" svg:x2="34.986cm" svg:y2="23.52cm">
            <text:p/>
          </draw:line>
          <draw:line draw:style-name="gr2" draw:text-style-name="P1" draw:layer="Details" svg:x1="34.821cm" svg:y1="24.215cm" svg:x2="34.821cm" svg:y2="23.52cm">
            <text:p/>
          </draw:line>
          <draw:line draw:style-name="gr2" draw:text-style-name="P1" draw:layer="Details" svg:x1="34.657cm" svg:y1="24.215cm" svg:x2="34.657cm" svg:y2="23.52cm">
            <text:p/>
          </draw:line>
          <draw:line draw:style-name="gr2" draw:text-style-name="P1" draw:layer="Details" svg:x1="34.493cm" svg:y1="24.215cm" svg:x2="34.493cm" svg:y2="23.52cm">
            <text:p/>
          </draw:line>
          <draw:line draw:style-name="gr2" draw:text-style-name="P1" draw:layer="Details" svg:x1="34.329cm" svg:y1="24.215cm" svg:x2="34.329cm" svg:y2="23.52cm">
            <text:p/>
          </draw:line>
          <draw:line draw:style-name="gr2" draw:text-style-name="P1" draw:layer="Details" svg:x1="34.164cm" svg:y1="24.215cm" svg:x2="34.164cm" svg:y2="23.52cm">
            <text:p/>
          </draw:line>
          <draw:g>
            <draw:line draw:style-name="gr2" draw:text-style-name="P1" draw:layer="Details" svg:x1="35.45cm" svg:y1="23.841cm" svg:x2="35.55cm" svg:y2="23.894cm">
              <text:p/>
            </draw:line>
            <draw:line draw:style-name="gr2" draw:text-style-name="P1" draw:layer="Details" svg:x1="35.3cm" svg:y1="23.894cm" svg:x2="35.55cm" svg:y2="23.894cm">
              <text:p/>
            </draw:line>
            <draw:line draw:style-name="gr2" draw:text-style-name="P1" draw:layer="Details" svg:x1="35.45cm" svg:y1="23.947cm" svg:x2="35.55cm" svg:y2="23.894cm">
              <text:p/>
            </draw:line>
          </draw:g>
          <draw:g>
            <draw:line draw:style-name="gr2" draw:text-style-name="P1" draw:layer="Details" svg:x1="33.75cm" svg:y1="23.841cm" svg:x2="33.85cm" svg:y2="23.894cm">
              <text:p/>
            </draw:line>
            <draw:line draw:style-name="gr2" draw:text-style-name="P1" draw:layer="Details" svg:x1="33.6cm" svg:y1="23.894cm" svg:x2="33.85cm" svg:y2="23.894cm">
              <text:p/>
            </draw:line>
            <draw:line draw:style-name="gr2" draw:text-style-name="P1" draw:layer="Details" svg:x1="33.75cm" svg:y1="23.947cm" svg:x2="33.85cm" svg:y2="23.894cm">
              <text:p/>
            </draw:line>
          </draw:g>
          <draw:line draw:style-name="gr2" draw:text-style-name="P1" draw:layer="Details" svg:x1="35.478cm" svg:y1="24.215cm" svg:x2="35.478cm" svg:y2="23.52cm">
            <text:p/>
          </draw:line>
          <draw:line draw:style-name="gr2" draw:text-style-name="P1" draw:layer="Details" svg:x1="35.313cm" svg:y1="24.215cm" svg:x2="35.313cm" svg:y2="23.52cm">
            <text:p/>
          </draw:line>
          <draw:line draw:style-name="gr2" draw:text-style-name="P1" draw:layer="Details" svg:x1="33.672cm" svg:y1="24.215cm" svg:x2="33.672cm" svg:y2="23.52cm">
            <text:p/>
          </draw:line>
          <draw:line draw:style-name="gr2" draw:text-style-name="P1" draw:layer="Details" svg:x1="33.508cm" svg:y1="24.215cm" svg:x2="33.508cm" svg:y2="23.52cm">
            <text:p/>
          </draw:line>
          <draw:line draw:style-name="gr2" draw:text-style-name="P1" draw:layer="Details" svg:x1="33.343cm" svg:y1="24.215cm" svg:x2="33.343cm" svg:y2="23.52cm">
            <text:p/>
          </draw:line>
          <draw:line draw:style-name="gr2" draw:text-style-name="P1" draw:layer="Details" svg:x1="33.179cm" svg:y1="24.215cm" svg:x2="33.179cm" svg:y2="23.52cm">
            <text:p/>
          </draw:line>
          <draw:line draw:style-name="gr2" draw:text-style-name="P1" draw:layer="Details" svg:x1="33.015cm" svg:y1="24.215cm" svg:x2="33.015cm" svg:y2="23.52cm">
            <text:p/>
          </draw:line>
          <draw:line draw:style-name="gr2" draw:text-style-name="P1" draw:layer="Details" svg:x1="32.851cm" svg:y1="24.215cm" svg:x2="32.851cm" svg:y2="23.52cm">
            <text:p/>
          </draw:line>
          <draw:line draw:style-name="gr2" draw:text-style-name="P1" draw:layer="Details" svg:x1="32.686cm" svg:y1="24.215cm" svg:x2="32.686cm" svg:y2="23.52cm">
            <text:p/>
          </draw:line>
          <draw:line draw:style-name="gr2" draw:text-style-name="P1" draw:layer="Details" svg:x1="33.835cm" svg:y1="24.215cm" svg:x2="33.835cm" svg:y2="23.52cm">
            <text:p/>
          </draw:line>
          <draw:line draw:style-name="gr2" draw:text-style-name="P1" draw:layer="Details" svg:x1="32.45cm" svg:y1="24.215cm" svg:x2="32.45cm" svg:y2="24.375cm">
            <text:p/>
          </draw:line>
          <draw:line draw:style-name="gr2" draw:text-style-name="P1" draw:layer="Details" svg:x1="35.55cm" svg:y1="24.215cm" svg:x2="35.55cm" svg:y2="24.375cm">
            <text:p/>
          </draw:line>
        </draw:g>
        <draw:g>
          <draw:line draw:style-name="gr2" draw:text-style-name="P1" draw:layer="Details" svg:x1="18.184cm" svg:y1="12.85cm" svg:x2="18.884cm" svg:y2="12.85cm">
            <text:p/>
          </draw:line>
          <draw:line draw:style-name="gr2" draw:text-style-name="P1" draw:layer="Details" svg:x1="18.184cm" svg:y1="12.4cm" svg:x2="18.884cm" svg:y2="12.4cm">
            <text:p/>
          </draw:line>
          <draw:line draw:style-name="gr2" draw:text-style-name="P1" draw:layer="Details" svg:x1="18.884cm" svg:y1="13.3cm" svg:x2="18.884cm" svg:y2="12cm">
            <text:p/>
          </draw:line>
          <draw:line draw:style-name="gr2" draw:text-style-name="P1" draw:layer="Details" svg:x1="19.434cm" svg:y1="12.85cm" svg:x2="20.184cm" svg:y2="12.85cm">
            <text:p/>
          </draw:line>
          <draw:line draw:style-name="gr2" draw:text-style-name="P1" draw:layer="Details" svg:x1="19.434cm" svg:y1="12.4cm" svg:x2="20.184cm" svg:y2="12.4cm">
            <text:p/>
          </draw:line>
          <draw:line draw:style-name="gr2" draw:text-style-name="P1" draw:layer="Details" svg:x1="19.434cm" svg:y1="13.3cm" svg:x2="19.434cm" svg:y2="12cm">
            <text:p/>
          </draw:line>
          <draw:line draw:style-name="gr2" draw:text-style-name="P1" draw:layer="Details" svg:x1="19.434cm" svg:y1="12cm" svg:x2="18.884cm" svg:y2="12cm">
            <text:p/>
          </draw:line>
          <draw:line draw:style-name="gr2" draw:text-style-name="P1" draw:layer="Details" svg:x1="18.184cm" svg:y1="12cm" svg:x2="18.884cm" svg:y2="12cm">
            <text:p/>
          </draw:line>
        </draw:g>
        <draw:line draw:style-name="gr2" draw:text-style-name="P1" draw:layer="Details" svg:x1="20.332cm" svg:y1="12.85cm" svg:x2="21.082cm" svg:y2="12.85cm">
          <text:p/>
        </draw:line>
        <draw:line draw:style-name="gr2" draw:text-style-name="P1" draw:layer="Details" svg:x1="20.332cm" svg:y1="12.4cm" svg:x2="21.082cm" svg:y2="12.4cm">
          <text:p/>
        </draw:line>
        <draw:line draw:style-name="gr2" draw:text-style-name="P1" draw:layer="Details" svg:x1="21.082cm" svg:y1="13.3cm" svg:x2="21.082cm" svg:y2="12cm">
          <text:p/>
        </draw:line>
        <draw:line draw:style-name="gr2" draw:text-style-name="P1" draw:layer="Details" svg:x1="21.632cm" svg:y1="12.85cm" svg:x2="22.382cm" svg:y2="12.85cm">
          <text:p/>
        </draw:line>
        <draw:line draw:style-name="gr2" draw:text-style-name="P1" draw:layer="Details" svg:x1="21.632cm" svg:y1="12.4cm" svg:x2="22.382cm" svg:y2="12.4cm">
          <text:p/>
        </draw:line>
        <draw:line draw:style-name="gr2" draw:text-style-name="P1" draw:layer="Details" svg:x1="21.632cm" svg:y1="13.3cm" svg:x2="21.632cm" svg:y2="12cm">
          <text:p/>
        </draw:line>
        <draw:line draw:style-name="gr2" draw:text-style-name="P1" draw:layer="Details" svg:x1="21.632cm" svg:y1="12cm" svg:x2="21.082cm" svg:y2="12cm">
          <text:p/>
        </draw:line>
        <draw:line draw:style-name="gr2" draw:text-style-name="P1" draw:layer="Details" svg:x1="21.632cm" svg:y1="12cm" svg:x2="22.382cm" svg:y2="12cm">
          <text:p/>
        </draw:line>
        <draw:g>
          <draw:line draw:style-name="gr2" draw:text-style-name="P1" draw:layer="Details" svg:x1="22.082cm" svg:y1="14.1cm" svg:x2="22.382cm" svg:y2="14.1cm">
            <text:p/>
          </draw:line>
          <draw:line draw:style-name="gr2" draw:text-style-name="P1" draw:layer="Details" svg:x1="22.082cm" svg:y1="13.7cm" svg:x2="22.382cm" svg:y2="13.7cm">
            <text:p/>
          </draw:line>
        </draw:g>
        <draw:g>
          <draw:line draw:style-name="gr2" draw:text-style-name="P1" draw:layer="Details" svg:x1="25.854cm" svg:y1="19.8cm" svg:x2="28.686cm" svg:y2="19.8cm">
            <text:p/>
          </draw:line>
          <draw:line draw:style-name="gr2" draw:text-style-name="P1" draw:layer="Details" svg:x1="25.854cm" svg:y1="21.45cm" svg:x2="27.924cm" svg:y2="21.45cm">
            <text:p/>
          </draw:line>
          <draw:line draw:style-name="gr2" draw:text-style-name="P1" draw:layer="Details" svg:x1="25.854cm" svg:y1="20.8cm" svg:x2="27.924cm" svg:y2="20.8cm">
            <text:p/>
          </draw:line>
          <draw:line draw:style-name="gr2" draw:text-style-name="P1" draw:layer="Details" svg:x1="25.854cm" svg:y1="20.45cm" svg:x2="25.854cm" svg:y2="20.8cm">
            <text:p/>
          </draw:line>
          <draw:line draw:style-name="gr2" draw:text-style-name="P1" draw:layer="Details" svg:x1="27.923cm" svg:y1="20.45cm" svg:x2="27.923cm" svg:y2="20.8cm">
            <text:p/>
          </draw:line>
          <draw:line draw:style-name="gr2" draw:text-style-name="P1" draw:layer="Details" svg:x1="25.2cm" svg:y1="20.4cm" svg:x2="25.2cm" svg:y2="20.85cm">
            <text:p/>
          </draw:line>
          <draw:line draw:style-name="gr2" draw:text-style-name="P1" draw:layer="Details" svg:x1="29.067cm" svg:y1="20.95cm" svg:x2="29.067cm" svg:y2="20.9cm">
            <text:p/>
          </draw:line>
          <draw:line draw:style-name="gr2" draw:text-style-name="P1" draw:layer="Details" svg:x1="26.071cm" svg:y1="21.45cm" svg:x2="26.071cm" svg:y2="20.8cm">
            <text:p/>
          </draw:line>
          <draw:line draw:style-name="gr2" draw:text-style-name="P1" draw:layer="Details" svg:x1="26.229cm" svg:y1="21.45cm" svg:x2="26.229cm" svg:y2="20.8cm">
            <text:p/>
          </draw:line>
          <draw:line draw:style-name="gr2" draw:text-style-name="P1" draw:layer="Details" svg:x1="26.388cm" svg:y1="21.45cm" svg:x2="26.388cm" svg:y2="20.8cm">
            <text:p/>
          </draw:line>
          <draw:line draw:style-name="gr2" draw:text-style-name="P1" draw:layer="Details" svg:x1="26.546cm" svg:y1="21.45cm" svg:x2="26.546cm" svg:y2="20.8cm">
            <text:p/>
          </draw:line>
          <draw:line draw:style-name="gr2" draw:text-style-name="P1" draw:layer="Details" svg:x1="26.705cm" svg:y1="21.45cm" svg:x2="26.705cm" svg:y2="20.8cm">
            <text:p/>
          </draw:line>
          <draw:line draw:style-name="gr2" draw:text-style-name="P1" draw:layer="Details" svg:x1="26.863cm" svg:y1="21.45cm" svg:x2="26.863cm" svg:y2="20.8cm">
            <text:p/>
          </draw:line>
          <draw:line draw:style-name="gr2" draw:text-style-name="P1" draw:layer="Details" svg:x1="27.022cm" svg:y1="21.45cm" svg:x2="27.022cm" svg:y2="20.8cm">
            <text:p/>
          </draw:line>
          <draw:line draw:style-name="gr2" draw:text-style-name="P1" draw:layer="Details" svg:x1="27.18cm" svg:y1="21.45cm" svg:x2="27.18cm" svg:y2="20.8cm">
            <text:p/>
          </draw:line>
          <draw:line draw:style-name="gr2" draw:text-style-name="P1" draw:layer="Details" svg:x1="27.339cm" svg:y1="21.45cm" svg:x2="27.339cm" svg:y2="20.8cm">
            <text:p/>
          </draw:line>
          <draw:line draw:style-name="gr2" draw:text-style-name="P1" draw:layer="Details" svg:x1="27.497cm" svg:y1="21.45cm" svg:x2="27.497cm" svg:y2="20.8cm">
            <text:p/>
          </draw:line>
          <draw:line draw:style-name="gr2" draw:text-style-name="P1" draw:layer="Details" svg:x1="27.656cm" svg:y1="21.45cm" svg:x2="27.656cm" svg:y2="20.8cm">
            <text:p/>
          </draw:line>
          <draw:line draw:style-name="gr2" draw:text-style-name="P1" draw:layer="Details" svg:x1="27.814cm" svg:y1="21.45cm" svg:x2="27.814cm" svg:y2="20.8cm">
            <text:p/>
          </draw:line>
          <draw:line draw:style-name="gr2" draw:text-style-name="P1" draw:layer="Details" svg:x1="26.071cm" svg:y1="20.45cm" svg:x2="26.071cm" svg:y2="19.8cm">
            <text:p/>
          </draw:line>
          <draw:line draw:style-name="gr2" draw:text-style-name="P1" draw:layer="Details" svg:x1="26.229cm" svg:y1="20.45cm" svg:x2="26.229cm" svg:y2="19.8cm">
            <text:p/>
          </draw:line>
          <draw:line draw:style-name="gr2" draw:text-style-name="P1" draw:layer="Details" svg:x1="26.388cm" svg:y1="20.45cm" svg:x2="26.388cm" svg:y2="19.8cm">
            <text:p/>
          </draw:line>
          <draw:line draw:style-name="gr2" draw:text-style-name="P1" draw:layer="Details" svg:x1="26.546cm" svg:y1="20.45cm" svg:x2="26.546cm" svg:y2="19.8cm">
            <text:p/>
          </draw:line>
          <draw:line draw:style-name="gr2" draw:text-style-name="P1" draw:layer="Details" svg:x1="26.705cm" svg:y1="20.45cm" svg:x2="26.705cm" svg:y2="19.8cm">
            <text:p/>
          </draw:line>
          <draw:line draw:style-name="gr2" draw:text-style-name="P1" draw:layer="Details" svg:x1="26.863cm" svg:y1="20.45cm" svg:x2="26.863cm" svg:y2="19.8cm">
            <text:p/>
          </draw:line>
          <draw:line draw:style-name="gr2" draw:text-style-name="P1" draw:layer="Details" svg:x1="27.022cm" svg:y1="20.45cm" svg:x2="27.022cm" svg:y2="19.8cm">
            <text:p/>
          </draw:line>
          <draw:line draw:style-name="gr2" draw:text-style-name="P1" draw:layer="Details" svg:x1="27.18cm" svg:y1="20.45cm" svg:x2="27.18cm" svg:y2="19.8cm">
            <text:p/>
          </draw:line>
          <draw:line draw:style-name="gr2" draw:text-style-name="P1" draw:layer="Details" svg:x1="27.339cm" svg:y1="20.45cm" svg:x2="27.339cm" svg:y2="19.8cm">
            <text:p/>
          </draw:line>
          <draw:line draw:style-name="gr2" draw:text-style-name="P1" draw:layer="Details" svg:x1="27.497cm" svg:y1="20.45cm" svg:x2="27.497cm" svg:y2="19.8cm">
            <text:p/>
          </draw:line>
          <draw:line draw:style-name="gr2" draw:text-style-name="P1" draw:layer="Details" svg:x1="27.656cm" svg:y1="20.45cm" svg:x2="27.656cm" svg:y2="19.8cm">
            <text:p/>
          </draw:line>
          <draw:line draw:style-name="gr2" draw:text-style-name="P1" draw:layer="Details" svg:x1="27.814cm" svg:y1="20.45cm" svg:x2="27.814cm" svg:y2="19.8cm">
            <text:p/>
          </draw:line>
          <draw:line draw:style-name="gr2" draw:text-style-name="P1" draw:layer="Details" svg:x1="25.854cm" svg:y1="20.45cm" svg:x2="27.924cm" svg:y2="20.45cm">
            <text:p/>
          </draw:line>
          <draw:path draw:style-name="gr2" draw:text-style-name="P1" draw:layer="Details" svg:width="0.883cm" svg:height="0.223cm" draw:transform="skewX (-0.0795870138909415) rotate (-2.59233753798718) translate (25.9542248009557cm 19.938353487217cm)" svg:viewBox="0 0 884 224" svg:d="M0 170c575 186 884-170 884-170">
            <text:p/>
          </draw:path>
          <draw:path draw:style-name="gr2" draw:text-style-name="P1" draw:layer="Details" svg:width="0.883cm" svg:height="0.223cm" draw:transform="skewX (0.0795870138909413) rotate (-0.549255115602616) translate (25.2cm 20.85cm)" svg:viewBox="0 0 884 224" svg:d="M884 171c-575 185-884-171-884-171">
            <text:p/>
          </draw:path>
          <draw:path draw:style-name="gr2" draw:text-style-name="P1" draw:layer="Details" svg:width="0.767cm" svg:height="0.292cm" draw:transform="skewX (0.0811578102177363) rotate (2.59303566968798) translate (29.1945533769063cm 20.4cm)" svg:viewBox="0 0 768 293" svg:d="M768 247c-575 184-768-247-768-247">
            <text:p/>
          </draw:path>
          <draw:line draw:style-name="gr2" draw:text-style-name="P1" draw:layer="Details" svg:x1="29.2cm" svg:y1="20.4cm" svg:x2="29.068cm" svg:y2="20.9cm">
            <text:p/>
          </draw:line>
        </draw:g>
        <draw:g>
          <draw:line draw:style-name="gr2" draw:text-style-name="P1" draw:layer="Details" svg:x1="37.15cm" svg:y1="21.55cm" svg:x2="38.1cm" svg:y2="21.55cm">
            <text:p/>
          </draw:line>
          <draw:line draw:style-name="gr2" draw:text-style-name="P1" draw:layer="Details" svg:x1="37.15cm" svg:y1="20.55cm" svg:x2="38.1cm" svg:y2="21.55cm">
            <text:p/>
          </draw:line>
          <draw:line draw:style-name="gr2" draw:text-style-name="P1" draw:layer="Details" svg:x1="37.15cm" svg:y1="20.55cm" svg:x2="37.15cm" svg:y2="21.55cm">
            <text:p/>
          </draw:line>
          <draw:line draw:style-name="gr2" draw:text-style-name="P1" draw:layer="Details" svg:x1="38.1cm" svg:y1="20.55cm" svg:x2="37.15cm" svg:y2="21.55cm">
            <text:p/>
          </draw:line>
          <draw:line draw:style-name="gr2" draw:text-style-name="P1" draw:layer="Details" svg:x1="38.1cm" svg:y1="20.55cm" svg:x2="38.1cm" svg:y2="21.55cm">
            <text:p/>
          </draw:line>
          <draw:line draw:style-name="gr2" draw:text-style-name="P1" draw:layer="Details" svg:x1="37.15cm" svg:y1="20.55cm" svg:x2="38.1cm" svg:y2="20.55cm">
            <text:p/>
          </draw:line>
          <draw:line draw:style-name="gr2" draw:text-style-name="P1" draw:layer="Details" svg:x1="35.7cm" svg:y1="21.55cm" svg:x2="36.65cm" svg:y2="21.55cm">
            <text:p/>
          </draw:line>
          <draw:line draw:style-name="gr2" draw:text-style-name="P1" draw:layer="Details" svg:x1="35.7cm" svg:y1="20.55cm" svg:x2="36.65cm" svg:y2="21.55cm">
            <text:p/>
          </draw:line>
          <draw:line draw:style-name="gr2" draw:text-style-name="P1" draw:layer="Details" svg:x1="35.7cm" svg:y1="20.55cm" svg:x2="35.7cm" svg:y2="21.55cm">
            <text:p/>
          </draw:line>
          <draw:line draw:style-name="gr2" draw:text-style-name="P1" draw:layer="Details" svg:x1="36.65cm" svg:y1="20.55cm" svg:x2="35.7cm" svg:y2="21.55cm">
            <text:p/>
          </draw:line>
          <draw:line draw:style-name="gr2" draw:text-style-name="P1" draw:layer="Details" svg:x1="36.65cm" svg:y1="20.55cm" svg:x2="36.65cm" svg:y2="21.55cm">
            <text:p/>
          </draw:line>
          <draw:line draw:style-name="gr2" draw:text-style-name="P1" draw:layer="Details" svg:x1="35.7cm" svg:y1="20.55cm" svg:x2="36.65cm" svg:y2="20.55cm">
            <text:p/>
          </draw:line>
          <draw:line draw:style-name="gr2" draw:text-style-name="P1" draw:layer="Details" svg:x1="34.3cm" svg:y1="21.55cm" svg:x2="35.25cm" svg:y2="21.55cm">
            <text:p/>
          </draw:line>
          <draw:line draw:style-name="gr2" draw:text-style-name="P1" draw:layer="Details" svg:x1="34.3cm" svg:y1="20.55cm" svg:x2="35.25cm" svg:y2="21.55cm">
            <text:p/>
          </draw:line>
          <draw:line draw:style-name="gr2" draw:text-style-name="P1" draw:layer="Details" svg:x1="34.3cm" svg:y1="20.55cm" svg:x2="34.3cm" svg:y2="21.55cm">
            <text:p/>
          </draw:line>
          <draw:line draw:style-name="gr2" draw:text-style-name="P1" draw:layer="Details" svg:x1="35.25cm" svg:y1="20.55cm" svg:x2="34.3cm" svg:y2="21.55cm">
            <text:p/>
          </draw:line>
          <draw:line draw:style-name="gr2" draw:text-style-name="P1" draw:layer="Details" svg:x1="35.25cm" svg:y1="20.55cm" svg:x2="35.25cm" svg:y2="21.55cm">
            <text:p/>
          </draw:line>
          <draw:line draw:style-name="gr2" draw:text-style-name="P1" draw:layer="Details" svg:x1="34.3cm" svg:y1="20.55cm" svg:x2="35.25cm" svg:y2="20.55cm">
            <text:p/>
          </draw:line>
          <draw:line draw:style-name="gr2" draw:text-style-name="P1" draw:layer="Details" svg:x1="32.85cm" svg:y1="21.55cm" svg:x2="33.8cm" svg:y2="21.55cm">
            <text:p/>
          </draw:line>
          <draw:line draw:style-name="gr2" draw:text-style-name="P1" draw:layer="Details" svg:x1="32.85cm" svg:y1="20.55cm" svg:x2="33.8cm" svg:y2="21.55cm">
            <text:p/>
          </draw:line>
          <draw:line draw:style-name="gr2" draw:text-style-name="P1" draw:layer="Details" svg:x1="32.85cm" svg:y1="20.55cm" svg:x2="32.85cm" svg:y2="21.55cm">
            <text:p/>
          </draw:line>
          <draw:line draw:style-name="gr2" draw:text-style-name="P1" draw:layer="Details" svg:x1="33.8cm" svg:y1="20.55cm" svg:x2="32.85cm" svg:y2="21.55cm">
            <text:p/>
          </draw:line>
          <draw:line draw:style-name="gr2" draw:text-style-name="P1" draw:layer="Details" svg:x1="33.8cm" svg:y1="20.55cm" svg:x2="33.8cm" svg:y2="21.55cm">
            <text:p/>
          </draw:line>
          <draw:line draw:style-name="gr2" draw:text-style-name="P1" draw:layer="Details" svg:x1="32.85cm" svg:y1="20.55cm" svg:x2="33.8cm" svg:y2="20.55cm">
            <text:p/>
          </draw:line>
          <draw:line draw:style-name="gr2" draw:text-style-name="P1" draw:layer="Details" svg:x1="31.45cm" svg:y1="21.55cm" svg:x2="32.4cm" svg:y2="21.55cm">
            <text:p/>
          </draw:line>
          <draw:line draw:style-name="gr2" draw:text-style-name="P1" draw:layer="Details" svg:x1="31.45cm" svg:y1="20.55cm" svg:x2="32.4cm" svg:y2="21.55cm">
            <text:p/>
          </draw:line>
          <draw:line draw:style-name="gr2" draw:text-style-name="P1" draw:layer="Details" svg:x1="31.45cm" svg:y1="20.55cm" svg:x2="31.45cm" svg:y2="21.55cm">
            <text:p/>
          </draw:line>
          <draw:line draw:style-name="gr2" draw:text-style-name="P1" draw:layer="Details" svg:x1="32.4cm" svg:y1="20.55cm" svg:x2="31.45cm" svg:y2="21.55cm">
            <text:p/>
          </draw:line>
          <draw:line draw:style-name="gr2" draw:text-style-name="P1" draw:layer="Details" svg:x1="32.4cm" svg:y1="20.55cm" svg:x2="32.4cm" svg:y2="21.55cm">
            <text:p/>
          </draw:line>
          <draw:line draw:style-name="gr2" draw:text-style-name="P1" draw:layer="Details" svg:x1="31.45cm" svg:y1="20.55cm" svg:x2="32.4cm" svg:y2="20.55cm">
            <text:p/>
          </draw:line>
          <draw:line draw:style-name="gr2" draw:text-style-name="P1" draw:layer="Details" svg:x1="30cm" svg:y1="21.55cm" svg:x2="30.95cm" svg:y2="21.55cm">
            <text:p/>
          </draw:line>
          <draw:line draw:style-name="gr2" draw:text-style-name="P1" draw:layer="Details" svg:x1="30cm" svg:y1="20.55cm" svg:x2="30.95cm" svg:y2="21.55cm">
            <text:p/>
          </draw:line>
          <draw:line draw:style-name="gr2" draw:text-style-name="P1" draw:layer="Details" svg:x1="30cm" svg:y1="20.55cm" svg:x2="30cm" svg:y2="21.55cm">
            <text:p/>
          </draw:line>
          <draw:line draw:style-name="gr2" draw:text-style-name="P1" draw:layer="Details" svg:x1="30.95cm" svg:y1="20.55cm" svg:x2="30cm" svg:y2="21.55cm">
            <text:p/>
          </draw:line>
          <draw:line draw:style-name="gr2" draw:text-style-name="P1" draw:layer="Details" svg:x1="30.95cm" svg:y1="20.55cm" svg:x2="30.95cm" svg:y2="21.55cm">
            <text:p/>
          </draw:line>
          <draw:line draw:style-name="gr2" draw:text-style-name="P1" draw:layer="Details" svg:x1="30cm" svg:y1="20.55cm" svg:x2="30.95cm" svg:y2="20.55cm">
            <text:p/>
          </draw:line>
        </draw:g>
        <draw:g>
          <draw:line draw:style-name="gr2" draw:text-style-name="P1" draw:layer="Details" svg:x1="24.62cm" svg:y1="12.45cm" svg:x2="24.62cm" svg:y2="14.294cm">
            <text:p/>
          </draw:line>
          <draw:g>
            <draw:line draw:style-name="gr2" draw:text-style-name="P1" draw:layer="Details" svg:x1="23.82cm" svg:y1="12.962cm" svg:x2="23.82cm" svg:y2="14.14cm">
              <text:p/>
            </draw:line>
            <draw:line draw:style-name="gr2" draw:text-style-name="P1" draw:layer="Details" svg:x1="23.97cm" svg:y1="12.962cm" svg:x2="23.82cm" svg:y2="12.962cm">
              <text:p/>
            </draw:line>
            <draw:line draw:style-name="gr2" draw:text-style-name="P1" draw:layer="Details" svg:x1="23.97cm" svg:y1="12.962cm" svg:x2="23.97cm" svg:y2="14.14cm">
              <text:p/>
            </draw:line>
            <draw:line draw:style-name="gr2" draw:text-style-name="P1" draw:layer="Details" svg:x1="23.97cm" svg:y1="14.14cm" svg:x2="23.82cm" svg:y2="14.14cm">
              <text:p/>
            </draw:line>
            <draw:line draw:style-name="gr2" draw:text-style-name="P1" draw:layer="Details" svg:x1="23.17cm" svg:y1="12.604cm" svg:x2="23.17cm" svg:y2="14.55cm">
              <text:p/>
            </draw:line>
            <draw:line draw:style-name="gr2" draw:text-style-name="P1" draw:layer="Details" svg:x1="23.97cm" svg:y1="12.962cm" svg:x2="24.62cm" svg:y2="12.962cm">
              <text:p/>
            </draw:line>
            <draw:line draw:style-name="gr2" draw:text-style-name="P1" draw:layer="Details" svg:x1="23.97cm" svg:y1="13.13cm" svg:x2="24.62cm" svg:y2="13.13cm">
              <text:p/>
            </draw:line>
            <draw:line draw:style-name="gr2" draw:text-style-name="P1" draw:layer="Details" svg:x1="23.97cm" svg:y1="13.299cm" svg:x2="24.62cm" svg:y2="13.299cm">
              <text:p/>
            </draw:line>
            <draw:line draw:style-name="gr2" draw:text-style-name="P1" draw:layer="Details" svg:x1="23.97cm" svg:y1="13.467cm" svg:x2="24.62cm" svg:y2="13.467cm">
              <text:p/>
            </draw:line>
            <draw:line draw:style-name="gr2" draw:text-style-name="P1" draw:layer="Details" svg:x1="23.97cm" svg:y1="13.635cm" svg:x2="24.62cm" svg:y2="13.635cm">
              <text:p/>
            </draw:line>
            <draw:line draw:style-name="gr2" draw:text-style-name="P1" draw:layer="Details" svg:x1="23.97cm" svg:y1="13.803cm" svg:x2="24.62cm" svg:y2="13.803cm">
              <text:p/>
            </draw:line>
            <draw:line draw:style-name="gr2" draw:text-style-name="P1" draw:layer="Details" svg:x1="23.97cm" svg:y1="13.972cm" svg:x2="24.62cm" svg:y2="13.972cm">
              <text:p/>
            </draw:line>
            <draw:line draw:style-name="gr2" draw:text-style-name="P1" draw:layer="Details" svg:x1="23.97cm" svg:y1="14.14cm" svg:x2="24.62cm" svg:y2="14.14cm">
              <text:p/>
            </draw:line>
            <draw:line draw:style-name="gr2" draw:text-style-name="P1" draw:layer="Details" svg:x1="23.17cm" svg:y1="12.962cm" svg:x2="23.82cm" svg:y2="12.962cm">
              <text:p/>
            </draw:line>
            <draw:line draw:style-name="gr2" draw:text-style-name="P1" draw:layer="Details" svg:x1="23.17cm" svg:y1="13.13cm" svg:x2="23.82cm" svg:y2="13.13cm">
              <text:p/>
            </draw:line>
            <draw:line draw:style-name="gr2" draw:text-style-name="P1" draw:layer="Details" svg:x1="23.17cm" svg:y1="13.299cm" svg:x2="23.82cm" svg:y2="13.299cm">
              <text:p/>
            </draw:line>
            <draw:line draw:style-name="gr2" draw:text-style-name="P1" draw:layer="Details" svg:x1="23.17cm" svg:y1="13.467cm" svg:x2="23.82cm" svg:y2="13.467cm">
              <text:p/>
            </draw:line>
            <draw:line draw:style-name="gr2" draw:text-style-name="P1" draw:layer="Details" svg:x1="23.17cm" svg:y1="13.635cm" svg:x2="23.82cm" svg:y2="13.635cm">
              <text:p/>
            </draw:line>
            <draw:line draw:style-name="gr2" draw:text-style-name="P1" draw:layer="Details" svg:x1="23.17cm" svg:y1="13.803cm" svg:x2="23.82cm" svg:y2="13.803cm">
              <text:p/>
            </draw:line>
            <draw:line draw:style-name="gr2" draw:text-style-name="P1" draw:layer="Details" svg:x1="23.17cm" svg:y1="13.972cm" svg:x2="23.82cm" svg:y2="13.972cm">
              <text:p/>
            </draw:line>
            <draw:line draw:style-name="gr2" draw:text-style-name="P1" draw:layer="Details" svg:x1="23.17cm" svg:y1="14.14cm" svg:x2="23.82cm" svg:y2="14.14cm">
              <text:p/>
            </draw:line>
            <draw:g>
              <draw:line draw:style-name="gr2" draw:text-style-name="P1" draw:layer="Details" svg:x1="23.47cm" svg:y1="13.987cm" svg:x2="23.52cm" svg:y2="14.089cm">
                <text:p/>
              </draw:line>
              <draw:line draw:style-name="gr2" draw:text-style-name="P1" draw:layer="Details" svg:x1="23.52cm" svg:y1="13.833cm" svg:x2="23.52cm" svg:y2="14.089cm">
                <text:p/>
              </draw:line>
              <draw:line draw:style-name="gr2" draw:text-style-name="P1" draw:layer="Details" svg:x1="23.57cm" svg:y1="13.987cm" svg:x2="23.52cm" svg:y2="14.089cm">
                <text:p/>
              </draw:line>
            </draw:g>
            <draw:g>
              <draw:line draw:style-name="gr2" draw:text-style-name="P1" draw:layer="Details" svg:x1="24.32cm" svg:y1="13.115cm" svg:x2="24.27cm" svg:y2="13.013cm">
                <text:p/>
              </draw:line>
              <draw:line draw:style-name="gr2" draw:text-style-name="P1" draw:layer="Details" svg:x1="24.27cm" svg:y1="13.269cm" svg:x2="24.27cm" svg:y2="13.013cm">
                <text:p/>
              </draw:line>
              <draw:line draw:style-name="gr2" draw:text-style-name="P1" draw:layer="Details" svg:x1="24.22cm" svg:y1="13.115cm" svg:x2="24.27cm" svg:y2="13.013cm">
                <text:p/>
              </draw:line>
            </draw:g>
          </draw:g>
        </draw:g>
        <draw:g>
          <draw:line draw:style-name="gr3" draw:text-style-name="P1" draw:layer="Walls" svg:x1="18.757cm" svg:y1="15.662cm" svg:x2="28.323cm" svg:y2="15.662cm">
            <text:p/>
          </draw:line>
          <draw:line draw:style-name="gr3" draw:text-style-name="P1" draw:layer="Walls" svg:x1="28.681cm" svg:y1="14.966cm" svg:x2="28.174cm" svg:y2="13.649cm">
            <text:p/>
          </draw:line>
          <draw:line draw:style-name="gr3" draw:text-style-name="P1" draw:layer="Walls" svg:x1="28.284cm" svg:y1="15.658cm" svg:x2="28.681cm" svg:y2="14.966cm">
            <text:p/>
          </draw:line>
          <draw:line draw:style-name="gr3" draw:text-style-name="P1" draw:layer="Walls" svg:x1="24.777cm" svg:y1="13.315cm" svg:x2="26.073cm" svg:y2="13.315cm">
            <text:p/>
          </draw:line>
          <draw:rect draw:style-name="gr4" draw:text-style-name="P1" draw:layer="Walls" svg:width="1.614cm" svg:height="2.349cm" svg:x="24.777cm" svg:y="13.312cm">
            <text:p/>
          </draw:rect>
          <draw:line draw:style-name="gr3" draw:text-style-name="P1" draw:layer="Walls" svg:x1="27.202cm" svg:y1="11.294cm" svg:x2="26.057cm" svg:y2="11.294cm">
            <text:p/>
          </draw:line>
          <draw:line draw:style-name="gr3" draw:text-style-name="P1" draw:layer="Walls" svg:x1="26.058cm" svg:y1="11.294cm" svg:x2="26.073cm" svg:y2="13.313cm">
            <text:p/>
          </draw:line>
          <draw:line draw:style-name="gr3" draw:text-style-name="P1" draw:layer="Walls" svg:x1="26.073cm" svg:y1="13.313cm" svg:x2="28.025cm" svg:y2="13.313cm">
            <text:p/>
          </draw:line>
          <draw:line draw:style-name="gr3" draw:text-style-name="P1" draw:layer="Walls" svg:x1="28.025cm" svg:y1="13.313cm" svg:x2="27.201cm" svg:y2="11.294cm">
            <text:p/>
          </draw:line>
          <draw:line draw:style-name="gr3" draw:text-style-name="P1" draw:layer="Walls" svg:x1="28.026cm" svg:y1="13.313cm" svg:x2="26.392cm" svg:y2="13.313cm">
            <text:p/>
          </draw:line>
          <draw:line draw:style-name="gr3" draw:text-style-name="P1" draw:layer="Walls" svg:x1="26.392cm" svg:y1="13.313cm" svg:x2="26.392cm" svg:y2="15.662cm">
            <text:p/>
          </draw:line>
          <draw:line draw:style-name="gr3" draw:text-style-name="P1" draw:layer="Walls" svg:x1="26.392cm" svg:y1="15.662cm" svg:x2="28.283cm" svg:y2="15.662cm">
            <text:p/>
          </draw:line>
          <draw:line draw:style-name="gr3" draw:text-style-name="P1" draw:layer="Walls" svg:x1="28.283cm" svg:y1="15.662cm" svg:x2="28.682cm" svg:y2="14.966cm">
            <text:p/>
          </draw:line>
          <draw:line draw:style-name="gr3" draw:text-style-name="P1" draw:layer="Walls" svg:x1="28.682cm" svg:y1="14.966cm" svg:x2="28.025cm" svg:y2="13.313cm">
            <text:p/>
          </draw:line>
          <draw:line draw:style-name="gr3" draw:text-style-name="P1" draw:layer="Walls" svg:x1="18.685cm" svg:y1="15.664cm" svg:x2="17.502cm" svg:y2="15.664cm">
            <text:p/>
          </draw:line>
          <draw:rect draw:style-name="gr5" draw:text-style-name="P1" draw:layer="Walls" svg:width="9.935cm" svg:height="4.369cm" svg:x="14.841cm" svg:y="11.294cm">
            <text:p/>
          </draw:rect>
          <draw:line draw:style-name="gr6" draw:text-style-name="P1" draw:layer="Walls" svg:x1="22.533cm" svg:y1="12.05cm" svg:x2="22.532cm" svg:y2="14.5cm">
            <text:p/>
          </draw:line>
          <draw:line draw:style-name="gr6" draw:text-style-name="P1" draw:layer="Walls" svg:x1="16.449cm" svg:y1="11.288cm" svg:x2="16.449cm" svg:y2="15.664cm">
            <text:p/>
          </draw:line>
          <draw:line draw:style-name="gr6" draw:text-style-name="P1" draw:layer="Walls" svg:x1="17.907cm" svg:y1="11.288cm" svg:x2="17.907cm" svg:y2="15.663cm">
            <text:p/>
          </draw:line>
          <draw:line draw:style-name="gr6" draw:text-style-name="P1" draw:layer="Walls" svg:x1="17.907cm" svg:y1="13.45cm" svg:x2="17.555cm" svg:y2="13.45cm">
            <text:p/>
          </draw:line>
          <draw:line draw:style-name="gr6" draw:text-style-name="P1" draw:layer="Walls" svg:x1="16.801cm" svg:y1="13.45cm" svg:x2="16.449cm" svg:y2="13.45cm">
            <text:p/>
          </draw:line>
          <draw:line draw:style-name="gr6" draw:text-style-name="P1" draw:layer="Walls" svg:x1="14.841cm" svg:y1="12.05cm" svg:x2="17.907cm" svg:y2="12.05cm">
            <text:p/>
          </draw:line>
          <draw:line draw:style-name="gr6" draw:text-style-name="P1" draw:layer="Walls" svg:x1="24.777cm" svg:y1="12.05cm" svg:x2="22.533cm" svg:y2="12.05cm">
            <text:p/>
          </draw:line>
          <draw:line draw:style-name="gr6" draw:text-style-name="P1" draw:layer="Walls" svg:x1="23.035cm" svg:y1="11.288cm" svg:x2="23.035cm" svg:y2="15.663cm">
            <text:p/>
          </draw:line>
          <draw:line draw:style-name="gr6" draw:text-style-name="P1" draw:layer="Walls" svg:x1="20.17cm" svg:y1="11.289cm" svg:x2="20.17cm" svg:y2="13.3cm">
            <text:p/>
          </draw:line>
          <draw:line draw:style-name="gr6" draw:text-style-name="P1" draw:layer="Walls" svg:x1="19.415cm" svg:y1="13.3cm" svg:x2="21.074cm" svg:y2="13.3cm">
            <text:p/>
          </draw:line>
          <draw:line draw:style-name="gr6" draw:text-style-name="P1" draw:layer="Walls" svg:x1="19.415cm" svg:y1="12cm" svg:x2="19.415cm" svg:y2="11.294cm">
            <text:p/>
          </draw:line>
          <draw:line draw:style-name="gr6" draw:text-style-name="P1" draw:layer="Walls" svg:x1="19.415cm" svg:y1="12cm" svg:x2="20.169cm" svg:y2="12cm">
            <text:p/>
          </draw:line>
          <draw:line draw:style-name="gr6" draw:text-style-name="P1" draw:layer="Walls" svg:x1="18.158cm" svg:y1="11.55cm" svg:x2="18.158cm" svg:y2="14.7cm">
            <text:p/>
          </draw:line>
          <draw:line draw:style-name="gr6" draw:text-style-name="P1" draw:layer="Walls" svg:x1="18.158cm" svg:y1="11.55cm" svg:x2="19.415cm" svg:y2="11.55cm">
            <text:p/>
          </draw:line>
          <draw:line draw:style-name="gr6" draw:text-style-name="P1" draw:layer="Walls" svg:x1="18.158cm" svg:y1="13.3cm" svg:x2="18.861cm" svg:y2="13.3cm">
            <text:p/>
          </draw:line>
          <draw:line draw:style-name="gr6" draw:text-style-name="P1" draw:layer="Walls" svg:x1="20.321cm" svg:y1="11.289cm" svg:x2="20.321cm" svg:y2="13.3cm">
            <text:p/>
          </draw:line>
          <draw:line draw:style-name="gr6" draw:text-style-name="P1" draw:layer="Walls" svg:x1="17.907cm" svg:y1="14.7cm" svg:x2="20.722cm" svg:y2="14.7cm">
            <text:p/>
          </draw:line>
          <draw:line draw:style-name="gr6" draw:text-style-name="P1" draw:layer="Walls" svg:x1="19.014cm" svg:y1="14.05cm" svg:x2="19.869cm" svg:y2="14.05cm">
            <text:p/>
          </draw:line>
          <draw:line draw:style-name="gr6" draw:text-style-name="P1" draw:layer="Walls" svg:x1="19.868cm" svg:y1="13.3cm" svg:x2="19.868cm" svg:y2="14.7cm">
            <text:p/>
          </draw:line>
          <draw:line draw:style-name="gr6" draw:text-style-name="P1" draw:layer="Walls" svg:x1="19.064cm" svg:y1="14.7cm" svg:x2="19.064cm" svg:y2="15.663cm">
            <text:p/>
          </draw:line>
          <draw:line draw:style-name="gr6" draw:text-style-name="P1" draw:layer="Walls" svg:x1="19.415cm" svg:y1="13.3cm" svg:x2="19.415cm" svg:y2="14.05cm">
            <text:p/>
          </draw:line>
          <draw:line draw:style-name="gr6" draw:text-style-name="P1" draw:layer="Walls" svg:x1="20.773cm" svg:y1="12cm" svg:x2="20.773cm" svg:y2="11.294cm">
            <text:p/>
          </draw:line>
          <draw:line draw:style-name="gr6" draw:text-style-name="P1" draw:layer="Walls" svg:x1="20.773cm" svg:y1="12cm" svg:x2="21.075cm" svg:y2="12cm">
            <text:p/>
          </draw:line>
          <draw:line draw:style-name="gr6" draw:text-style-name="P1" draw:layer="Walls" svg:x1="20.723cm" svg:y1="14.5cm" svg:x2="20.723cm" svg:y2="14.7cm">
            <text:p/>
          </draw:line>
          <draw:line draw:style-name="gr6" draw:text-style-name="P1" draw:layer="Walls" svg:x1="20.723cm" svg:y1="14.5cm" svg:x2="23.035cm" svg:y2="14.5cm">
            <text:p/>
          </draw:line>
          <draw:line draw:style-name="gr6" draw:text-style-name="P1" draw:layer="Walls" svg:x1="23.035cm" svg:y1="14.4cm" svg:x2="22.532cm" svg:y2="14.4cm">
            <text:p/>
          </draw:line>
          <draw:line draw:style-name="gr6" draw:text-style-name="P1" draw:layer="Walls" svg:x1="20.321cm" svg:y1="15.3cm" svg:x2="20.321cm" svg:y2="15.663cm">
            <text:p/>
          </draw:line>
          <draw:line draw:style-name="gr6" draw:text-style-name="P1" draw:layer="Walls" svg:x1="20.321cm" svg:y1="15.3cm" svg:x2="19.064cm" svg:y2="15.3cm">
            <text:p/>
          </draw:line>
          <draw:line draw:style-name="gr6" draw:text-style-name="P1" draw:layer="Walls" svg:x1="19.617cm" svg:y1="15.3cm" svg:x2="19.617cm" svg:y2="15.663cm">
            <text:p/>
          </draw:line>
          <draw:line draw:style-name="gr6" draw:text-style-name="P1" draw:layer="Walls" svg:x1="21.226cm" svg:y1="15.2cm" svg:x2="21.226cm" svg:y2="15.663cm">
            <text:p/>
          </draw:line>
          <draw:line draw:style-name="gr6" draw:text-style-name="P1" draw:layer="Walls" svg:x1="21.527cm" svg:y1="13.9cm" svg:x2="20.924cm" svg:y2="13.9cm">
            <text:p/>
          </draw:line>
          <draw:line draw:style-name="gr6" draw:text-style-name="P1" draw:layer="Walls" svg:x1="21.527cm" svg:y1="13.901cm" svg:x2="21.527cm" svg:y2="15.664cm">
            <text:p/>
          </draw:line>
          <draw:line draw:style-name="gr6" draw:text-style-name="P1" draw:layer="Walls" svg:x1="20.069cm" svg:y1="13.3cm" svg:x2="20.069cm" svg:y2="14.7cm">
            <text:p/>
          </draw:line>
          <draw:line draw:style-name="gr6" draw:text-style-name="P1" draw:layer="Walls" svg:x1="21.528cm" svg:y1="15.2cm" svg:x2="21.226cm" svg:y2="15.2cm">
            <text:p/>
          </draw:line>
          <draw:line draw:style-name="gr6" draw:text-style-name="P1" draw:layer="Walls" svg:x1="22.885cm" svg:y1="14.4cm" svg:x2="22.885cm" svg:y2="15.664cm">
            <text:p/>
          </draw:line>
          <draw:line draw:style-name="gr6" draw:text-style-name="P1" draw:layer="Walls" svg:x1="22.382cm" svg:y1="12cm" svg:x2="22.381cm" svg:y2="14.5cm">
            <text:p/>
          </draw:line>
          <draw:line draw:style-name="gr6" draw:text-style-name="P1" draw:layer="Walls" svg:x1="17.907cm" svg:y1="14.35cm" svg:x2="17.555cm" svg:y2="14.35cm">
            <text:p/>
          </draw:line>
          <draw:line draw:style-name="gr6" draw:text-style-name="P1" draw:layer="Walls" svg:x1="17.907cm" svg:y1="15cm" svg:x2="17.555cm" svg:y2="15cm">
            <text:p/>
          </draw:line>
          <draw:line draw:style-name="gr6" draw:text-style-name="P1" draw:layer="Walls" svg:x1="16.801cm" svg:y1="15.25cm" svg:x2="16.449cm" svg:y2="15.25cm">
            <text:p/>
          </draw:line>
          <draw:line draw:style-name="gr6" draw:text-style-name="P1" draw:layer="Walls" svg:x1="17.907cm" svg:y1="15.35cm" svg:x2="17.555cm" svg:y2="15.35cm">
            <text:p/>
          </draw:line>
          <draw:rect draw:style-name="gr5" draw:text-style-name="P1" draw:layer="Walls" svg:width="9.935cm" svg:height="4.369cm" svg:x="13.1cm" svg:y="11.294cm">
            <text:p/>
          </draw:rect>
          <draw:line draw:style-name="gr6" draw:text-style-name="P1" draw:layer="Walls" svg:x1="13.1cm" svg:y1="12.294cm" svg:x2="14.841cm" svg:y2="12.294cm">
            <text:p/>
          </draw:line>
          <draw:line draw:style-name="gr6" draw:text-style-name="P1" draw:layer="Walls" svg:x1="13.1cm" svg:y1="14.625cm" svg:x2="14.841cm" svg:y2="14.625cm">
            <text:p/>
          </draw:line>
          <draw:line draw:style-name="gr3" draw:text-style-name="P1" draw:layer="Walls" svg:x1="25.344cm" svg:y1="11.282cm" svg:x2="24.499cm" svg:y2="11.282cm">
            <text:p/>
          </draw:line>
        </draw:g>
        <draw:frame draw:style-name="gr7" draw:text-style-name="P2" draw:layer="PDF_Base" svg:width="12.65cm" svg:height="1.85cm" svg:x="1.75cm" svg:y="1.6cm">
          <draw:text-box>
            <text:p>Level 8</text:p>
          </draw:text-box>
        </draw:frame>
        <draw:line draw:style-name="gr8" draw:text-style-name="P1" draw:layer="PDF_Base" svg:x1="28.651cm" svg:y1="8.502cm" svg:x2="29.581cm" svg:y2="8.003cm">
          <text:p/>
        </draw:line>
        <draw:rect draw:style-name="gr9" draw:text-style-name="P1" draw:layer="PDF_Base" svg:width="1.643cm" svg:height="1.032cm" svg:x="13.09cm" svg:y="14.632cm">
          <text:p/>
        </draw:rect>
        <draw:polygon draw:style-name="gr10" draw:text-style-name="P3" draw:layer="AH_Zones" svg:width="16.449cm" svg:height="12.139cm" svg:x="16.55cm" svg:y="21.2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<text:p/>
        </draw:polygon>
        <draw:polygon draw:style-name="gr11" draw:text-style-name="P4" draw:layer="AH_Zones" svg:width="15.595cm" svg:height="11.389cm" svg:x="9.5cm" svg:y="21.95cm" svg:viewBox="0 0 15596 11390" draw:points="12189,11390 0,11385 0,2250 1800,2250 1800,0 7050,0 10450,3100 10033,3649 10025,5977 15044,5968 15044,6995 15096,6995 15100,8752 15596,8744 15479,9355 15243,9500 15250,9718 12189,9718">
          <text:p/>
        </draw:polygon>
        <draw:polygon draw:style-name="gr12" draw:text-style-name="P5" draw:layer="AH_Zones" svg:width="19.449cm" svg:height="18.108cm" svg:x="9.5cm" svg:y="6.091cm" svg:viewBox="0 0 19450 18109" draw:points="0,18109 30,4 19450,0 19450,1715 15231,1715 15231,5209 5232,5209 5232,9565 10917,9573 10916,12809 11032,13191 11560,13891 13700,15109 13700,15859 7050,15859 1800,15859 1800,18109">
          <text:p/>
        </draw:polygon>
        <draw:polygon draw:style-name="gr13" draw:text-style-name="P6" draw:layer="AH_Zones" svg:width="19.728cm" svg:height="12.905cm" svg:x="28.35cm" svg:y="4.74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<text:p/>
        </draw:polygon>
        <draw:polygon draw:style-name="gr14" draw:text-style-name="P7" draw:layer="AH_Zones" svg:width="18.883cm" svg:height="11.565cm" svg:x="20.417cm" svg:y="6.091cm" svg:viewBox="0 0 18884 11566" draw:points="18625,3909 18625,1714 16907,9 8533,0 8533,1714 4314,1715 4314,9572 0,9572 0,11564 7933,11566 7933,9559 14283,9559 14283,7559 14833,7559 15733,5822 18884,5822 18884,3909">
          <text:p/>
        </draw:polygon>
        <draw:polygon draw:style-name="gr15" draw:text-style-name="P8" draw:layer="AH_Zones" svg:width="16.904cm" svg:height="16.185cm" svg:x="29.117cm" svg:y="17.15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<text:p/>
        </draw:polygon>
        <draw:polygon draw:style-name="gr16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16" draw:text-style-name="P1" draw:layer="AC_Zones" svg:width="8.199cm" svg:height="4.294cm" svg:x="15cm" svg:y="17.655cm" svg:viewBox="0 0 8200 4295" draw:points="5417,0 4100,0 0,2245 0,4295 8200,4295 8200,3545 6059,2326 5774,2014 5531,1626 5416,1245">
          <text:p/>
        </draw:polygon>
        <draw:polygon draw:style-name="gr16" draw:text-style-name="P1" draw:layer="AC_Zones" svg:width="7.932cm" svg:height="1.991cm" svg:x="20.417cm" svg:y="15.663cm" svg:viewBox="0 0 7933 1992" draw:points="0,1992 0,0 7933,0 7933,1992">
          <text:p/>
        </draw:polygon>
        <draw:polygon draw:style-name="gr16" draw:text-style-name="P1" draw:layer="AC_Zones" svg:width="5.629cm" svg:height="4.886cm" svg:x="24.731cm" svg:y="10.772cm" svg:viewBox="0 0 5630 4887" draw:points="3931,4178 3530,4887 5630,4887 5630,506 3922,503 3922,4 0,0 0,2544 1304,2544 1288,479 2428,473">
          <text:p/>
        </draw:polygon>
        <draw:polygon draw:style-name="gr16" draw:text-style-name="P1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16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17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12.188cm" svg:height="1.666cm" svg:x="9.5cm" svg:y="31.668cm" svg:viewBox="0 0 12189 1667" draw:points="12189,1667 0,1667 1770,0 12189,0">
          <text:p/>
        </draw:polygon>
        <draw:polygon draw:style-name="gr16" draw:text-style-name="P1" draw:layer="AC_Zones" svg:width="11.31cm" svg:height="1.671cm" svg:x="21.689cm" svg:y="31.668cm" svg:viewBox="0 0 11311 1672" draw:points="11311,0 11311,1672 0,1672 0,0">
          <text:p/>
        </draw:polygon>
        <draw:polygon draw:style-name="gr16" draw:text-style-name="P1" draw:layer="AC_Zones" svg:width="4.586cm" svg:height="3.749cm" svg:x="24.544cm" svg:y="27.918cm" svg:viewBox="0 0 4587 3750" draw:points="206,3532 206,3750 4587,3750 4587,0 0,0 0,1027 1587,1027 1587,2784 556,2776 428,3387">
          <text:p/>
        </draw:polygon>
        <draw:polygon draw:style-name="gr16" draw:text-style-name="P1" draw:layer="AC_Zones" svg:width="2.449cm" svg:height="5.844cm" svg:x="38.65cm" svg:y="17.5cm" svg:viewBox="0 0 2450 5845" draw:points="1,157 0,5844 2450,5845 2450,0 258,0 250,157">
          <text:p/>
        </draw:polygon>
        <draw:polygon draw:style-name="gr16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16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16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16" draw:text-style-name="P1" draw:layer="AC_Zones" svg:width="7.122cm" svg:height="7.483cm" svg:x="39.041cm" svg:y="6.466cm" svg:viewBox="0 0 7123 7484" draw:points="6109,7184 6459,6234 7123,1 0,0 1,3534 260,3534 260,7484 6009,7484">
          <text:p/>
        </draw:polygon>
        <draw:polygon draw:style-name="gr16" draw:text-style-name="P1" draw:layer="AC_Zones" svg:width="6.109cm" svg:height="4.849cm" svg:x="41.1cm" svg:y="12.7cm" svg:viewBox="0 0 6110 4850" draw:points="5750,1550 6110,200 4400,0 4100,950 3950,1250 3500,1750 3100,2050 700,3600 200,4100 0,4450 1800,4850 4922,2750">
          <text:p/>
        </draw:polygon>
        <draw:polygon draw:style-name="gr16" draw:text-style-name="P1" draw:layer="AC_Zones" svg:width="1.799cm" svg:height="6.194cm" svg:x="41.1cm" svg:y="17.15cm" svg:viewBox="0 0 1800 6195" draw:points="1100,1450 1100,4505 1713,4505 0,6195 0,0 1800,400 1800,600 1500,800 1250,1050">
          <text:p/>
        </draw:polygon>
        <draw:polygon draw:style-name="gr16" draw:text-style-name="P1" draw:layer="AC_Zones" svg:width="4.921cm" svg:height="2.68cm" svg:x="41.1cm" svg:y="21.655cm" svg:viewBox="0 0 4922 2681" draw:points="3125,2681 4922,2245 4922,1695 4750,1145 4300,545 3726,169 3150,2 1713,0 0,1690 2550,1684 2850,1845 3050,2145 3125,2345">
          <text:p/>
        </draw:polygon>
        <draw:polygon draw:style-name="gr16" draw:text-style-name="P1" draw:layer="AC_Zones" svg:width="1.813cm" svg:height="4.592cm" svg:x="42.411cm" svg:y="23.339cm" svg:viewBox="0 0 1814 4593" draw:points="1814,661 1739,461 1539,161 1239,0 0,5 0,4593 1430,4593 1814,997">
          <text:p/>
        </draw:polygon>
        <draw:polygon draw:style-name="gr16" draw:text-style-name="P1" draw:layer="AC_Zones" svg:width="2.159cm" svg:height="5.439cm" svg:x="43.44cm" svg:y="27.9cm" svg:viewBox="0 0 2160 5440" draw:points="0,3768 1571,5440 2160,0 401,18">
          <text:p/>
        </draw:polygon>
        <draw:polygon draw:style-name="gr16" draw:text-style-name="P1" draw:layer="AC_Zones" svg:width="6.432cm" svg:height="2.039cm" svg:x="23.2cm" svg:y="21.2cm" svg:viewBox="0 0 6433 2040" draw:points="1293,2040 0,2040 0,0 549,306 1068,485 6433,483 6433,1750 1300,1750">
          <text:p/>
        </draw:polygon>
        <draw:custom-shape draw:style-name="gr18" draw:text-style-name="P1" draw:layer="AC_Zones" svg:width="5.14cm" svg:height="4.968cm" svg:x="24.493cm" svg:y="22.95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12.01cm" svg:height="1.671cm" svg:x="33cm" svg:y="31.668cm" svg:viewBox="0 0 12011 1672" draw:points="12011,1672 0,1672 0,0 10440,0">
          <text:p/>
        </draw:polygon>
        <draw:custom-shape draw:style-name="gr19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6.849cm" svg:height="2.006cm" svg:x="28.35cm" svg:y="15.65cm" svg:viewBox="0 0 6850 2007" draw:points="6850,0 6850,2007 0,2007 0,9">
          <text:p/>
        </draw:polygon>
        <draw:custom-shape draw:style-name="gr20" draw:text-style-name="P1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AC_Zones" svg:width="1.752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1.752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1.752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9.89cm" svg:height="4.375cm" svg:x="14.84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1.98cm" svg:height="2.068cm" svg:x="26.019cm" svg:y="11.245cm" svg:viewBox="0 0 1981 2069" draw:points="1152,0 0,0 16,2069 1981,2069">
          <text:p/>
        </draw:polygon>
        <draw:custom-shape draw:style-name="gr27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AC_Zones" svg:width="4.061cm" svg:height="2.829cm" svg:x="38.35cm" svg:y="23.3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AC_Zones" svg:width="0.984cm" svg:height="1.745cm" svg:x="40.439cm" svg:y="26.1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AC_Zones" svg:width="0.988cm" svg:height="1.745cm" svg:x="41.423cm" svg:y="2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AC_Zones" svg:width="1.675cm" svg:height="2.342cm" svg:x="19.525cm" svg:y="25.57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2.437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1.185cm" svg:height="0.882cm" svg:x="23.415cm" svg:y="28.94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185cm" svg:height="0.875cm" svg:x="23.415cm" svg:y="29.8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1.535cm" svg:height="1.757cm" svg:x="24.596cm" svg:y="28.945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2.522cm" svg:height="2.336cm" svg:x="19.533cm" svg:y="23.24cm" svg:viewBox="0 0 2523 2337" draw:points="2017,0 2523,0 2523,2337 0,2337 916,1284">
          <text:p/>
        </draw:polygon>
        <draw:polygon draw:style-name="gr16" draw:text-style-name="P1" draw:layer="AC_Zones" svg:width="2.304cm" svg:height="2.348cm" svg:x="26.356cm" svg:y="13.314cm" svg:viewBox="0 0 2305 2349" draw:points="1644,0 0,0 0,2349 1903,2349 2305,1653">
          <text:p/>
        </draw:polygon>
        <draw:custom-shape draw:style-name="gr40" draw:text-style-name="P1" draw:layer="AC_Zones" svg:width="2.373cm" svg:height="1.9cm" svg:x="12.627cm" svg:y="20.0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1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1.721cm" svg:height="4.6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16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43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1" draw:layer="AC_Zones" svg:width="4.601cm" svg:height="1.999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AC_Zones" svg:width="3.7cm" svg:height="2.007cm" svg:x="35.2cm" svg:y="1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AC_Zones" svg:width="6.149cm" svg:height="3.549cm" svg:x="38.9cm" svg:y="13.95cm" svg:viewBox="0 0 6150 3550" draw:points="401,0 6150,0 5700,500 2900,2350 2400,2850 2200,3200 2200,3550 0,3550 0,1700 401,1700">
          <text:p/>
        </draw:polygon>
        <draw:polygon draw:style-name="gr16" draw:text-style-name="P1" draw:layer="AC_Zones" svg:width="2.18cm" svg:height="4.017cm" svg:x="43.841cm" svg:y="23.9cm" svg:viewBox="0 0 2181 4018" draw:points="0,4018 1759,4000 2181,0 384,436">
          <text:p/>
        </draw:polygon>
        <draw:polygon draw:style-name="gr47" draw:text-style-name="P1" draw:layer="AC_Zones" svg:width="1.798cm" svg:height="9.134cm" svg:x="9.501cm" svg:y="24.2cm" svg:viewBox="0 0 1799 9135" draw:points="0,9135 1799,7440 1799,0 0,0">
          <text:p/>
        </draw:polygon>
        <draw:polygon draw:style-name="gr47" draw:text-style-name="P1" draw:layer="AC_Zones" svg:width="6.649cm" svg:height="3.099cm" svg:x="16.55cm" svg:y="21.95cm" svg:viewBox="0 0 6650 3100" draw:points="6650,0 0,0 3400,3100 5050,1291 6650,1291">
          <text:p/>
        </draw:polygon>
        <draw:polygon draw:style-name="gr47" draw:text-style-name="P1" draw:layer="AC_Zones" svg:width="1.798cm" svg:height="8.299cm" svg:x="9.501cm" svg:y="15.9cm" svg:viewBox="0 0 1799 8300" draw:points="0,8300 1799,8300 1750,0 29,0">
          <text:p/>
        </draw:polygon>
        <draw:polygon draw:style-name="gr47" draw:text-style-name="P1" draw:layer="AC_Zones" svg:width="3.748cm" svg:height="6.286cm" svg:x="11.251cm" svg:y="15.663cm" svg:viewBox="0 0 3749 6287" draw:points="3749,1 3749,1037 1376,1037 1399,6287 49,6287 0,0">
          <text:p/>
        </draw:polygon>
        <draw:polygon draw:style-name="gr47" draw:text-style-name="P1" draw:layer="AC_Zones" svg:width="13.45cm" svg:height="9.717cm" svg:x="11.3cm" svg:y="21.95cm" svg:viewBox="0 0 13451 9718" draw:points="0,0 5250,0 8650,3100 8225,3627 8226,5970 13193,5970 13244,6995 12115,6995 12115,8752 13350,9507 13451,9550 13451,9718 0,9718">
          <text:p/>
        </draw:polygon>
        <draw:line draw:style-name="gr3" draw:text-style-name="P1" draw:layer="Walls" svg:x1="9.501cm" svg:y1="24.201cm" svg:x2="9.501cm" svg:y2="33.351cm">
          <text:p/>
        </draw:line>
        <draw:line draw:style-name="gr3" draw:text-style-name="P1" draw:layer="Walls" svg:x1="9.501cm" svg:y1="24.201cm" svg:x2="9.531cm" svg:y2="15.65cm">
          <text:p/>
        </draw:line>
        <draw:line draw:style-name="gr3" draw:text-style-name="P1" draw:layer="Walls" svg:x1="9.531cm" svg:y1="15.65cm" svg:x2="9.531cm" svg:y2="6.096cm">
          <text:p/>
        </draw:line>
        <draw:line draw:style-name="gr3" draw:text-style-name="P1" draw:layer="Walls" svg:x1="20.45cm" svg:y1="24.525cm" svg:x2="21.551cm" svg:y2="23.241cm">
          <text:p/>
        </draw:line>
        <draw:line draw:style-name="gr3" draw:text-style-name="P1" draw:layer="Walls" svg:x1="21.551cm" svg:y1="23.241cm" svg:x2="23.751cm" svg:y2="23.241cm">
          <text:p/>
        </draw:line>
        <draw:line draw:style-name="gr3" draw:text-style-name="P1" draw:layer="Walls" svg:x1="23.75cm" svg:y1="21.507cm" svg:x2="21.06cm" svg:y2="19.982cm">
          <text:p/>
        </draw:line>
        <draw:line draw:style-name="gr3" draw:text-style-name="P1" draw:layer="Walls" svg:x1="21.06cm" svg:y1="19.982cm" svg:x2="20.775cm" svg:y2="19.67cm">
          <text:p/>
        </draw:line>
        <draw:line draw:style-name="gr3" draw:text-style-name="P1" draw:layer="Walls" svg:x1="20.775cm" svg:y1="19.67cm" svg:x2="20.532cm" svg:y2="19.282cm">
          <text:p/>
        </draw:line>
        <draw:line draw:style-name="gr3" draw:text-style-name="P1" draw:layer="Walls" svg:x1="20.532cm" svg:y1="19.282cm" svg:x2="20.417cm" svg:y2="18.901cm">
          <text:p/>
        </draw:line>
        <draw:line draw:style-name="gr3" draw:text-style-name="P1" draw:layer="Walls" svg:x1="20.417cm" svg:y1="18.901cm" svg:x2="20.417cm" svg:y2="18.45cm">
          <text:p/>
        </draw:line>
        <draw:line draw:style-name="gr3" draw:text-style-name="P1" draw:layer="Walls" svg:x1="20.417cm" svg:y1="18.45cm" svg:x2="20.417cm" svg:y2="17.656cm">
          <text:p/>
        </draw:line>
        <draw:line draw:style-name="gr3" draw:text-style-name="P1" draw:layer="Walls" svg:x1="30.015cm" svg:y1="17.656cm" svg:x2="20.417cm" svg:y2="17.656cm">
          <text:p/>
        </draw:line>
        <draw:line draw:style-name="gr3" draw:text-style-name="P1" draw:layer="Walls" svg:x1="28.654cm" svg:y1="10.777cm" svg:x2="28.651cm" svg:y2="8.501cm">
          <text:p/>
        </draw:line>
        <draw:line draw:style-name="gr3" draw:text-style-name="P1" draw:layer="Walls" svg:x1="29.55cm" svg:y1="9.689cm" svg:x2="29.55cm" svg:y2="8.506cm">
          <text:p/>
        </draw:line>
        <draw:line draw:style-name="gr3" draw:text-style-name="P1" draw:layer="Walls" svg:x1="28.654cm" svg:y1="8.506cm" svg:x2="29.642cm" svg:y2="7.975cm">
          <text:p/>
        </draw:line>
        <draw:line draw:style-name="gr3" draw:text-style-name="P1" draw:layer="Walls" svg:x1="29.642cm" svg:y1="7.975cm" svg:x2="29.703cm" svg:y2="7.951cm">
          <text:p/>
        </draw:line>
        <draw:line draw:style-name="gr3" draw:text-style-name="P1" draw:layer="Walls" svg:x1="9.531cm" svg:y1="6.092cm" svg:x2="19.701cm" svg:y2="6.092cm">
          <text:p/>
        </draw:line>
        <draw:line draw:style-name="gr3" draw:text-style-name="P1" draw:layer="Walls" svg:x1="19.526cm" svg:y1="25.578cm" svg:x2="19.526cm" svg:y2="27.92cm">
          <text:p/>
        </draw:line>
        <draw:line draw:style-name="gr3" draw:text-style-name="P1" draw:layer="Walls" svg:x1="19.526cm" svg:y1="27.92cm" svg:x2="24.545cm" svg:y2="27.919cm">
          <text:p/>
        </draw:line>
        <draw:line draw:style-name="gr3" draw:text-style-name="P1" draw:layer="Walls" svg:x1="24.545cm" svg:y1="28.946cm" svg:x2="23.416cm" svg:y2="28.946cm">
          <text:p/>
        </draw:line>
        <draw:line draw:style-name="gr3" draw:text-style-name="P1" draw:layer="Walls" svg:x1="23.416cm" svg:y1="28.946cm" svg:x2="23.416cm" svg:y2="30.699cm">
          <text:p/>
        </draw:line>
        <draw:line draw:style-name="gr3" draw:text-style-name="P1" draw:layer="Walls" svg:x1="23.416cm" svg:y1="30.699cm" svg:x2="24.61cm" svg:y2="31.44cm">
          <text:p/>
        </draw:line>
        <draw:line draw:style-name="gr3" draw:text-style-name="P1" draw:layer="Walls" svg:x1="24.61cm" svg:y1="31.44cm" svg:x2="24.679cm" svg:y2="31.457cm">
          <text:p/>
        </draw:line>
        <draw:line draw:style-name="gr3" draw:text-style-name="P1" draw:layer="Walls" svg:x1="24.679cm" svg:y1="31.457cm" svg:x2="24.751cm" svg:y2="31.451cm">
          <text:p/>
        </draw:line>
        <draw:line draw:style-name="gr3" draw:text-style-name="P1" draw:layer="Walls" svg:x1="20.45cm" svg:y1="24.525cm" svg:x2="19.526cm" svg:y2="25.578cm">
          <text:p/>
        </draw:line>
        <draw:line draw:style-name="gr3" draw:text-style-name="P1" draw:layer="Walls" svg:x1="21.69cm" svg:y1="33.336cm" svg:x2="9.501cm" svg:y2="33.336cm">
          <text:p/>
        </draw:line>
        <draw:line draw:style-name="gr3" draw:text-style-name="P1" draw:layer="Walls" svg:x1="33.001cm" svg:y1="33.341cm" svg:x2="21.69cm" svg:y2="33.341cm">
          <text:p/>
        </draw:line>
        <draw:line draw:style-name="gr3" draw:text-style-name="P1" draw:layer="Walls" svg:x1="24.545cm" svg:y1="28.946cm" svg:x2="26.132cm" svg:y2="28.946cm">
          <text:p/>
        </draw:line>
        <draw:line draw:style-name="gr3" draw:text-style-name="P1" draw:layer="Walls" svg:x1="26.132cm" svg:y1="28.946cm" svg:x2="26.132cm" svg:y2="30.703cm">
          <text:p/>
        </draw:line>
        <draw:line draw:style-name="gr3" draw:text-style-name="P1" draw:layer="Walls" svg:x1="26.132cm" svg:y1="30.703cm" svg:x2="25.101cm" svg:y2="30.695cm">
          <text:p/>
        </draw:line>
        <draw:line draw:style-name="gr3" draw:text-style-name="P1" draw:layer="Walls" svg:x1="25.101cm" svg:y1="30.695cm" svg:x2="24.973cm" svg:y2="31.306cm">
          <text:p/>
        </draw:line>
        <draw:line draw:style-name="gr3" draw:text-style-name="P1" draw:layer="Walls" svg:x1="24.973cm" svg:y1="31.306cm" svg:x2="24.751cm" svg:y2="31.451cm">
          <text:p/>
        </draw:line>
        <draw:line draw:style-name="gr3" draw:text-style-name="P1" draw:layer="Walls" svg:x1="38.651cm" svg:y1="17.64cm" svg:x2="38.651cm" svg:y2="21.8cm">
          <text:p/>
        </draw:line>
        <draw:line draw:style-name="gr3" draw:text-style-name="P1" draw:layer="Walls" svg:x1="38.651cm" svg:y1="23.345cm" svg:x2="41.073cm" svg:y2="23.345cm">
          <text:p/>
        </draw:line>
        <draw:line draw:style-name="gr3" draw:text-style-name="P1" draw:layer="Walls" svg:x1="39.302cm" svg:y1="13.651cm" svg:x2="38.901cm" svg:y2="13.651cm">
          <text:p/>
        </draw:line>
        <draw:line draw:style-name="gr3" draw:text-style-name="P1" draw:layer="Walls" svg:x1="35.251cm" svg:y1="13.651cm" svg:x2="36.973cm" svg:y2="10.256cm">
          <text:p/>
        </draw:line>
        <draw:line draw:style-name="gr3" draw:text-style-name="P1" draw:layer="Walls" svg:x1="36.973cm" svg:y1="10.256cm" svg:x2="38.611cm" svg:y2="10.251cm">
          <text:p/>
        </draw:line>
        <draw:line draw:style-name="gr3" draw:text-style-name="P1" draw:layer="Walls" svg:x1="38.611cm" svg:y1="10.251cm" svg:x2="38.611cm" svg:y2="10.001cm">
          <text:p/>
        </draw:line>
        <draw:line draw:style-name="gr3" draw:text-style-name="P1" draw:layer="Walls" svg:x1="38.611cm" svg:y1="10.001cm" svg:x2="39.043cm" svg:y2="10.001cm">
          <text:p/>
        </draw:line>
        <draw:line draw:style-name="gr3" draw:text-style-name="P1" draw:layer="Walls" svg:x1="29.701cm" svg:y1="7.951cm" svg:x2="29.798cm" svg:y2="7.984cm">
          <text:p/>
        </draw:line>
        <draw:line draw:style-name="gr3" draw:text-style-name="P1" draw:layer="Walls" svg:x1="29.798cm" svg:y1="7.984cm" svg:x2="29.872cm" svg:y2="8.031cm">
          <text:p/>
        </draw:line>
        <draw:line draw:style-name="gr3" draw:text-style-name="P1" draw:layer="Walls" svg:x1="29.872cm" svg:y1="8.031cm" svg:x2="29.924cm" svg:y2="8.07cm">
          <text:p/>
        </draw:line>
        <draw:line draw:style-name="gr3" draw:text-style-name="P1" draw:layer="Walls" svg:x1="29.924cm" svg:y1="8.07cm" svg:x2="29.95cm" svg:y2="8.079cm">
          <text:p/>
        </draw:line>
        <draw:line draw:style-name="gr3" draw:text-style-name="P1" draw:layer="Walls" svg:x1="29.95cm" svg:y1="8.079cm" svg:x2="30.356cm" svg:y2="8.507cm">
          <text:p/>
        </draw:line>
        <draw:line draw:style-name="gr3" draw:text-style-name="P1" draw:layer="Walls" svg:x1="19.7cm" svg:y1="6.083cm" svg:x2="37.325cm" svg:y2="6.101cm">
          <text:p/>
        </draw:line>
        <draw:line draw:style-name="gr3" draw:text-style-name="P1" draw:layer="Walls" svg:x1="37.325cm" svg:y1="6.101cm" svg:x2="37.325cm" svg:y2="4.75cm">
          <text:p/>
        </draw:line>
        <draw:line draw:style-name="gr3" draw:text-style-name="P1" draw:layer="Walls" svg:x1="37.325cm" svg:y1="4.75cm" svg:x2="48.08cm" svg:y2="4.752cm">
          <text:p/>
        </draw:line>
        <draw:line draw:style-name="gr3" draw:text-style-name="P1" draw:layer="Walls" svg:x1="47.21cm" svg:y1="12.9cm" svg:x2="48.08cm" svg:y2="4.752cm">
          <text:p/>
        </draw:line>
        <draw:line draw:style-name="gr3" draw:text-style-name="P1" draw:layer="Walls" svg:x1="39.043cm" svg:y1="10.001cm" svg:x2="39.302cm" svg:y2="10.001cm">
          <text:p/>
        </draw:line>
        <draw:line draw:style-name="gr3" draw:text-style-name="P1" draw:layer="Walls" svg:x1="46.023cm" svg:y1="23.901cm" svg:x2="46.023cm" svg:y2="23.351cm">
          <text:p/>
        </draw:line>
        <draw:line draw:style-name="gr3" draw:text-style-name="P1" draw:layer="Walls" svg:x1="46.023cm" svg:y1="23.351cm" svg:x2="45.851cm" svg:y2="22.801cm">
          <text:p/>
        </draw:line>
        <draw:line draw:style-name="gr3" draw:text-style-name="P1" draw:layer="Walls" svg:x1="45.851cm" svg:y1="22.801cm" svg:x2="45.401cm" svg:y2="22.201cm">
          <text:p/>
        </draw:line>
        <draw:line draw:style-name="gr3" draw:text-style-name="P1" draw:layer="Walls" svg:x1="45.401cm" svg:y1="22.201cm" svg:x2="44.827cm" svg:y2="21.825cm">
          <text:p/>
        </draw:line>
        <draw:line draw:style-name="gr3" draw:text-style-name="P1" draw:layer="Walls" svg:x1="44.827cm" svg:y1="21.825cm" svg:x2="44.251cm" svg:y2="21.658cm">
          <text:p/>
        </draw:line>
        <draw:line draw:style-name="gr3" draw:text-style-name="P1" draw:layer="Walls" svg:x1="41.073cm" svg:y1="23.345cm" svg:x2="42.411cm" svg:y2="23.343cm">
          <text:p/>
        </draw:line>
        <draw:line draw:style-name="gr3" draw:text-style-name="P1" draw:layer="Walls" svg:x1="42.412cm" svg:y1="23.345cm" svg:x2="42.412cm" svg:y2="27.933cm">
          <text:p/>
        </draw:line>
        <draw:line draw:style-name="gr3" draw:text-style-name="P1" draw:layer="Walls" svg:x1="45.012cm" svg:y1="33.341cm" svg:x2="46.023cm" svg:y2="23.901cm">
          <text:p/>
        </draw:line>
        <draw:line draw:style-name="gr3" draw:text-style-name="P1" draw:layer="Walls" svg:x1="24.494cm" svg:y1="23.241cm" svg:x2="23.751cm" svg:y2="23.241cm">
          <text:p/>
        </draw:line>
        <draw:line draw:style-name="gr3" draw:text-style-name="P1" draw:layer="Walls" svg:x1="23.75cm" svg:y1="21.507cm" svg:x2="24.269cm" svg:y2="21.686cm">
          <text:p/>
        </draw:line>
        <draw:line draw:style-name="gr3" draw:text-style-name="P1" draw:layer="Walls" svg:x1="24.269cm" svg:y1="21.686cm" svg:x2="29.634cm" svg:y2="21.684cm">
          <text:p/>
        </draw:line>
        <draw:line draw:style-name="gr3" draw:text-style-name="P1" draw:layer="Walls" svg:x1="38.651cm" svg:y1="21.8cm" svg:x2="29.634cm" svg:y2="21.8cm">
          <text:p/>
        </draw:line>
        <draw:line draw:style-name="gr3" draw:text-style-name="P1" draw:layer="Walls" svg:x1="45.012cm" svg:y1="33.341cm" svg:x2="33.001cm" svg:y2="33.341cm">
          <text:p/>
        </draw:line>
        <draw:line draw:style-name="gr3" draw:text-style-name="P1" draw:layer="Walls" svg:x1="35.251cm" svg:y1="13.651cm" svg:x2="38.901cm" svg:y2="13.651cm">
          <text:p/>
        </draw:line>
        <draw:line draw:style-name="gr3" draw:text-style-name="P1" draw:layer="Walls" svg:x1="38.651cm" svg:y1="17.649cm" svg:x2="30.015cm" svg:y2="17.656cm">
          <text:p/>
        </draw:line>
        <draw:rect draw:style-name="gr48" draw:text-style-name="P1" draw:layer="Walls" svg:width="1.702cm" svg:height="1.183cm" svg:x="28.654cm" svg:y="8.506cm">
          <text:p/>
        </draw:rect>
        <draw:rect draw:style-name="gr49" draw:text-style-name="P1" draw:layer="Walls" svg:width="1.708cm" svg:height="1.589cm" svg:x="28.654cm" svg:y="9.689cm">
          <text:p/>
        </draw:rect>
        <draw:rect draw:style-name="gr50" draw:text-style-name="P1" draw:layer="Walls" svg:width="2.373cm" svg:height="1.7cm" svg:x="12.627cm" svg:y="16.7cm">
          <text:p/>
        </draw:rect>
        <draw:rect draw:style-name="gr51" draw:text-style-name="P1" draw:layer="Walls" svg:width="8.717cm" svg:height="4.574cm" svg:x="29.633cm" svg:y="23.345cm">
          <text:p/>
        </draw:rect>
        <draw:rect draw:style-name="gr52" draw:text-style-name="P1" draw:layer="Walls" svg:width="4.061cm" svg:height="2.829cm" svg:x="38.35cm" svg:y="23.344cm">
          <text:p/>
        </draw:rect>
        <draw:rect draw:style-name="gr53" draw:text-style-name="P1" draw:layer="Walls" svg:width="0.984cm" svg:height="1.745cm" svg:x="40.44cm" svg:y="26.173cm">
          <text:p/>
        </draw:rect>
        <draw:rect draw:style-name="gr54" draw:text-style-name="P1" draw:layer="Walls" svg:width="0.988cm" svg:height="1.745cm" svg:x="41.424cm" svg:y="26.173cm">
          <text:p/>
        </draw:rect>
        <draw:rect draw:style-name="gr55" draw:text-style-name="P1" draw:layer="Walls" svg:width="2.089cm" svg:height="1.745cm" svg:x="38.35cm" svg:y="26.173cm">
          <text:p/>
        </draw:rect>
        <draw:rect draw:style-name="gr56" draw:text-style-name="P1" draw:layer="Walls" svg:width="1.675cm" svg:height="2.342cm" svg:x="19.525cm" svg:y="25.578cm">
          <text:p/>
        </draw:rect>
        <draw:rect draw:style-name="gr57" draw:text-style-name="P1" draw:layer="Walls" svg:width="1.616cm" svg:height="2.35cm" svg:x="21.201cm" svg:y="25.578cm">
          <text:p/>
        </draw:rect>
        <draw:rect draw:style-name="gr58" draw:text-style-name="P1" draw:layer="Walls" svg:width="1.677cm" svg:height="2.341cm" svg:x="22.816cm" svg:y="25.577cm">
          <text:p/>
        </draw:rect>
        <draw:rect draw:style-name="gr59" draw:text-style-name="P1" draw:layer="Walls" svg:width="2.437cm" svg:height="2.337cm" svg:x="22.056cm" svg:y="23.24cm">
          <text:p/>
        </draw:rect>
        <draw:rect draw:style-name="gr60" draw:text-style-name="P1" draw:layer="Walls" svg:width="1.185cm" svg:height="0.882cm" svg:x="23.415cm" svg:y="28.946cm">
          <text:p/>
        </draw:rect>
        <draw:rect draw:style-name="gr61" draw:text-style-name="P1" draw:layer="Walls" svg:width="1.185cm" svg:height="0.875cm" svg:x="23.415cm" svg:y="29.827cm">
          <text:p/>
        </draw:rect>
        <draw:rect draw:style-name="gr62" draw:text-style-name="P1" draw:layer="Walls" svg:width="1.535cm" svg:height="1.757cm" svg:x="24.596cm" svg:y="28.945cm">
          <text:p/>
        </draw:rect>
        <draw:line draw:style-name="gr3" draw:text-style-name="P1" draw:layer="Walls" svg:x1="21.551cm" svg:y1="23.241cm" svg:x2="22.057cm" svg:y2="23.241cm">
          <text:p/>
        </draw:line>
        <draw:line draw:style-name="gr3" draw:text-style-name="P1" draw:layer="Walls" svg:x1="22.057cm" svg:y1="23.241cm" svg:x2="22.057cm" svg:y2="25.578cm">
          <text:p/>
        </draw:line>
        <draw:line draw:style-name="gr3" draw:text-style-name="P1" draw:layer="Walls" svg:x1="22.057cm" svg:y1="25.578cm" svg:x2="19.534cm" svg:y2="25.578cm">
          <text:p/>
        </draw:line>
        <draw:line draw:style-name="gr3" draw:text-style-name="P1" draw:layer="Walls" svg:x1="19.534cm" svg:y1="25.578cm" svg:x2="20.45cm" svg:y2="24.525cm">
          <text:p/>
        </draw:line>
        <draw:line draw:style-name="gr3" draw:text-style-name="P1" draw:layer="Walls" svg:x1="20.45cm" svg:y1="24.525cm" svg:x2="21.551cm" svg:y2="23.241cm">
          <text:p/>
        </draw:line>
        <draw:line draw:style-name="gr3" draw:text-style-name="P1" draw:layer="Walls" svg:x1="35.251cm" svg:y1="13.651cm" svg:x2="39.302cm" svg:y2="13.651cm">
          <text:p/>
        </draw:line>
        <draw:line draw:style-name="gr3" draw:text-style-name="P1" draw:layer="Walls" svg:x1="39.302cm" svg:y1="13.651cm" svg:x2="39.302cm" svg:y2="11.914cm">
          <text:p/>
        </draw:line>
        <draw:line draw:style-name="gr3" draw:text-style-name="P1" draw:layer="Walls" svg:x1="39.302cm" svg:y1="11.914cm" svg:x2="36.151cm" svg:y2="11.914cm">
          <text:p/>
        </draw:line>
        <draw:line draw:style-name="gr3" draw:text-style-name="P1" draw:layer="Walls" svg:x1="36.151cm" svg:y1="11.914cm" svg:x2="35.251cm" svg:y2="13.651cm">
          <text:p/>
        </draw:line>
        <draw:line draw:style-name="gr3" draw:text-style-name="P1" draw:layer="Walls" svg:x1="36.151cm" svg:y1="11.914cm" svg:x2="39.302cm" svg:y2="11.914cm">
          <text:p/>
        </draw:line>
        <draw:line draw:style-name="gr3" draw:text-style-name="P1" draw:layer="Walls" svg:x1="39.302cm" svg:y1="11.914cm" svg:x2="39.302cm" svg:y2="10.001cm">
          <text:p/>
        </draw:line>
        <draw:line draw:style-name="gr3" draw:text-style-name="P1" draw:layer="Walls" svg:x1="39.302cm" svg:y1="10.001cm" svg:x2="38.611cm" svg:y2="10.001cm">
          <text:p/>
        </draw:line>
        <draw:line draw:style-name="gr3" draw:text-style-name="P1" draw:layer="Walls" svg:x1="38.611cm" svg:y1="10.001cm" svg:x2="38.611cm" svg:y2="10.251cm">
          <text:p/>
        </draw:line>
        <draw:line draw:style-name="gr3" draw:text-style-name="P1" draw:layer="Walls" svg:x1="38.611cm" svg:y1="10.251cm" svg:x2="36.973cm" svg:y2="10.256cm">
          <text:p/>
        </draw:line>
        <draw:line draw:style-name="gr3" draw:text-style-name="P1" draw:layer="Walls" svg:x1="36.973cm" svg:y1="10.256cm" svg:x2="36.151cm" svg:y2="11.914cm">
          <text:p/>
        </draw:line>
        <draw:line draw:style-name="gr3" draw:text-style-name="P1" draw:layer="Walls" svg:x1="29.634cm" svg:y1="21.684cm" svg:x2="29.634cm" svg:y2="21.8cm">
          <text:p/>
        </draw:line>
        <draw:line draw:style-name="gr6" draw:text-style-name="P1" draw:layer="Walls" svg:x1="30.1cm" svg:y1="23.45cm" svg:x2="29.75cm" svg:y2="23.45cm">
          <text:p/>
        </draw:line>
        <draw:line draw:style-name="gr6" draw:text-style-name="P1" draw:layer="Walls" svg:x1="32.45cm" svg:y1="24.3cm" svg:x2="35.5cm" svg:y2="24.3cm">
          <text:p/>
        </draw:line>
        <draw:line draw:style-name="gr6" draw:text-style-name="P1" draw:layer="Walls" svg:x1="30.9cm" svg:y1="25.15cm" svg:x2="37.2cm" svg:y2="25.15cm">
          <text:p/>
        </draw:line>
        <draw:line draw:style-name="gr6" draw:text-style-name="P1" draw:layer="Walls" svg:x1="29.75cm" svg:y1="27.919cm" svg:x2="29.75cm" svg:y2="23.45cm">
          <text:p/>
        </draw:line>
        <draw:line draw:style-name="gr6" draw:text-style-name="P1" draw:layer="Walls" svg:x1="29.75cm" svg:y1="27.15cm" svg:x2="37cm" svg:y2="27.15cm">
          <text:p/>
        </draw:line>
        <draw:line draw:style-name="gr6" draw:text-style-name="P1" draw:layer="Walls" svg:x1="34.75cm" svg:y1="27.919cm" svg:x2="34.75cm" svg:y2="25.15cm">
          <text:p/>
        </draw:line>
        <draw:line draw:style-name="gr6" draw:text-style-name="P1" draw:layer="Walls" svg:x1="31.3cm" svg:y1="23.45cm" svg:x2="31.3cm" svg:y2="24.45cm">
          <text:p/>
        </draw:line>
        <draw:line draw:style-name="gr6" draw:text-style-name="P1" draw:layer="Walls" svg:x1="30.1cm" svg:y1="25.15cm" svg:x2="29.75cm" svg:y2="25.15cm">
          <text:p/>
        </draw:line>
        <draw:line draw:style-name="gr6" draw:text-style-name="P1" draw:layer="Walls" svg:x1="38.35cm" svg:y1="23.45cm" svg:x2="38cm" svg:y2="23.45cm">
          <text:p/>
        </draw:line>
        <draw:line draw:style-name="gr6" draw:text-style-name="P1" draw:layer="Walls" svg:x1="38.35cm" svg:y1="25.15cm" svg:x2="38cm" svg:y2="25.15cm">
          <text:p/>
        </draw:line>
        <draw:line draw:style-name="gr6" draw:text-style-name="P1" draw:layer="Walls" svg:x1="30.75cm" svg:y1="23.45cm" svg:x2="37.3cm" svg:y2="23.45cm">
          <text:p/>
        </draw:line>
        <draw:line draw:style-name="gr6" draw:text-style-name="P1" draw:layer="Walls" svg:x1="36.65cm" svg:y1="23.45cm" svg:x2="36.65cm" svg:y2="24.45cm">
          <text:p/>
        </draw:line>
        <draw:polygon draw:style-name="gr63" draw:text-style-name="P1" draw:layer="Walls" svg:width="0.899cm" svg:height="2.049cm" svg:x="14.3cm" svg:y="29.5cm" svg:viewBox="0 0 900 2050" draw:points="0,0 900,0 900,1550 550,2000 450,2050 400,2050 350,2000 0,1550">
          <text:p/>
        </draw:polygon>
        <draw:polygon draw:style-name="gr63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rect draw:style-name="gr50" draw:text-style-name="P1" draw:layer="Walls" svg:width="2.373cm" svg:height="1.65cm" svg:x="12.627cm" svg:y="18.4cm">
          <text:p/>
        </draw:rect>
        <draw:rect draw:style-name="gr50" draw:text-style-name="P1" draw:layer="Walls" svg:width="2.373cm" svg:height="1.9cm" svg:x="12.627cm" svg:y="20.05cm">
          <text:p/>
        </draw:rect>
        <draw:polyline draw:style-name="gr64" draw:text-style-name="P1" draw:layer="Walls" svg:width="9.75cm" svg:height="3.371cm" draw:transform="rotate (-1.83137398411765) translate (47.21cm 12.9cm)" svg:viewBox="0 0 9751 3372" draw:points="0,0 1397,0 2770,491 5603,2966 5797,2915 6190,3224 6422,3318 6798,3372 9751,2585 9223,603">
          <text:p/>
        </draw:polyline>
        <draw:line draw:style-name="gr2" draw:text-style-name="P1" draw:layer="Details" svg:x1="21.632cm" svg:y1="13.3cm" svg:x2="22.382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5T09:31:14.805000000</dc:date>
    <meta:editing-duration>PT8H32M50S</meta:editing-duration>
    <meta:editing-cycles>130</meta:editing-cycles>
    <meta:generator>LibreOffice/5.2.3.3$Windows_x86 LibreOffice_project/d54a8868f08a7b39642414cf2c8ef2f228f780cf</meta:generator>
    <meta:document-statistic meta:object-count="469"/>
  </office:meta>
</office:document-meta>
</file>